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905cm" fo:margin-left="0.009cm" fo:margin-top="0cm" fo:margin-bottom="0cm" table:align="left" style:writing-mode="lr-tb"/>
    </style:style>
    <style:style style:name="Table1.A" style:family="table-column">
      <style:table-column-properties style:column-width="2.999cm"/>
    </style:style>
    <style:style style:name="Table1.B" style:family="table-column">
      <style:table-column-properties style:column-width="8.244cm"/>
    </style:style>
    <style:style style:name="Table1.C" style:family="table-column">
      <style:table-column-properties style:column-width="4.662cm"/>
    </style:style>
    <style:style style:name="Table1.1" style:family="table-row">
      <style:table-row-properties fo:keep-together="auto"/>
    </style:style>
    <style:style style:name="Table1.A1" style:family="table-cell">
      <style:table-cell-properties fo:background-color="#4bacc6" fo:padding-left="0.191cm" fo:padding-right="0.191cm" fo:padding-top="0cm" fo:padding-bottom="0cm" fo:border="0.5pt solid #4bacc6" style:writing-mode="lr-tb">
        <style:background-image/>
      </style:table-cell-properties>
    </style:style>
    <style:style style:name="Table1.A2" style:family="table-cell">
      <style:table-cell-properties fo:background-color="#daeef3" fo:padding-left="0.191cm" fo:padding-right="0.191cm" fo:padding-top="0cm" fo:padding-bottom="0cm" fo:border="0.5pt solid #92cddc" style:writing-mode="lr-tb">
        <style:background-image/>
      </style:table-cell-properties>
    </style:style>
    <style:style style:name="Table1.A3" style:family="table-cell">
      <style:table-cell-properties fo:padding-left="0.191cm" fo:padding-right="0.191cm" fo:padding-top="0cm" fo:padding-bottom="0cm" fo:border="0.5pt solid #92cddc" style:writing-mode="lr-tb"/>
    </style:style>
    <style:style style:name="Table1.B3" style:family="table-cell">
      <style:table-cell-properties fo:padding-left="0.191cm" fo:padding-right="0.191cm" fo:padding-top="0cm" fo:padding-bottom="0cm" fo:border="0.5pt solid #92cddc" style:writing-mode="lr-tb"/>
    </style:style>
    <style:style style:name="Table1.C3" style:family="table-cell">
      <style:table-cell-properties fo:padding-left="0.191cm" fo:padding-right="0.191cm" fo:padding-top="0cm" fo:padding-bottom="0cm" fo:border="0.5pt solid #92cddc" style:writing-mode="lr-tb"/>
    </style:style>
    <style:style style:name="Table1.A5" style:family="table-cell">
      <style:table-cell-properties fo:padding-left="0.191cm" fo:padding-right="0.191cm" fo:padding-top="0cm" fo:padding-bottom="0cm" fo:border="0.5pt solid #92cddc" style:writing-mode="lr-tb"/>
    </style:style>
    <style:style style:name="Table1.B5" style:family="table-cell">
      <style:table-cell-properties fo:padding-left="0.191cm" fo:padding-right="0.191cm" fo:padding-top="0cm" fo:padding-bottom="0cm" fo:border="0.5pt solid #92cddc" style:writing-mode="lr-tb"/>
    </style:style>
    <style:style style:name="Table1.C5" style:family="table-cell">
      <style:table-cell-properties fo:padding-left="0.191cm" fo:padding-right="0.191cm" fo:padding-top="0cm" fo:padding-bottom="0cm" fo:border="0.5pt solid #92cddc" style:writing-mode="lr-tb"/>
    </style:style>
    <style:style style:name="Table2" style:family="table">
      <style:table-properties style:width="15.905cm" fo:margin-left="0.009cm" fo:margin-top="0cm" fo:margin-bottom="0cm" table:align="left" style:writing-mode="lr-tb"/>
    </style:style>
    <style:style style:name="Table2.A" style:family="table-column">
      <style:table-column-properties style:column-width="2.999cm"/>
    </style:style>
    <style:style style:name="Table2.B" style:family="table-column">
      <style:table-column-properties style:column-width="7.992cm"/>
    </style:style>
    <style:style style:name="Table2.C" style:family="table-column">
      <style:table-column-properties style:column-width="4.914cm"/>
    </style:style>
    <style:style style:name="Table2.1" style:family="table-row">
      <style:table-row-properties fo:keep-together="auto"/>
    </style:style>
    <style:style style:name="Table2.A1" style:family="table-cell">
      <style:table-cell-properties fo:background-color="#4bacc6" fo:padding-left="0.191cm" fo:padding-right="0.191cm" fo:padding-top="0cm" fo:padding-bottom="0cm" fo:border="0.5pt solid #4bacc6" style:writing-mode="lr-tb">
        <style:background-image/>
      </style:table-cell-properties>
    </style:style>
    <style:style style:name="Table2.2" style:family="table-row">
      <style:table-row-properties style:min-row-height="11.878cm" fo:keep-together="auto"/>
    </style:style>
    <style:style style:name="Table2.A2" style:family="table-cell">
      <style:table-cell-properties fo:background-color="#daeef3" fo:padding-left="0.191cm" fo:padding-right="0.191cm" fo:padding-top="0cm" fo:padding-bottom="0cm" fo:border="0.5pt solid #92cddc" style:writing-mode="lr-tb">
        <style:background-image/>
      </style:table-cell-properties>
    </style:style>
    <style:style style:name="Table2.A3" style:family="table-cell">
      <style:table-cell-properties fo:padding-left="0.191cm" fo:padding-right="0.191cm" fo:padding-top="0cm" fo:padding-bottom="0cm" fo:border="0.5pt solid #92cddc" style:writing-mode="lr-tb"/>
    </style:style>
    <style:style style:name="Table2.B3" style:family="table-cell">
      <style:table-cell-properties fo:padding-left="0.191cm" fo:padding-right="0.191cm" fo:padding-top="0cm" fo:padding-bottom="0cm" fo:border="0.5pt solid #92cddc" style:writing-mode="lr-tb"/>
    </style:style>
    <style:style style:name="Table2.C3" style:family="table-cell">
      <style:table-cell-properties fo:padding-left="0.191cm" fo:padding-right="0.191cm" fo:padding-top="0cm" fo:padding-bottom="0cm" fo:border="0.5pt solid #92cddc" style:writing-mode="lr-tb"/>
    </style:style>
    <style:style style:name="Table2.A5" style:family="table-cell">
      <style:table-cell-properties fo:padding-left="0.191cm" fo:padding-right="0.191cm" fo:padding-top="0cm" fo:padding-bottom="0cm" fo:border="0.5pt solid #92cddc" style:writing-mode="lr-tb"/>
    </style:style>
    <style:style style:name="Table2.B5" style:family="table-cell">
      <style:table-cell-properties fo:padding-left="0.191cm" fo:padding-right="0.191cm" fo:padding-top="0cm" fo:padding-bottom="0cm" fo:border="0.5pt solid #92cddc" style:writing-mode="lr-tb"/>
    </style:style>
    <style:style style:name="Table2.C5" style:family="table-cell">
      <style:table-cell-properties fo:padding-left="0.191cm" fo:padding-right="0.191cm" fo:padding-top="0cm" fo:padding-bottom="0cm" fo:border="0.5pt solid #92cddc" style:writing-mode="lr-tb"/>
    </style:style>
    <style:style style:name="Table3" style:family="table">
      <style:table-properties style:width="15.905cm" fo:margin-left="0.009cm" fo:margin-top="0cm" fo:margin-bottom="0cm" table:align="left" style:writing-mode="lr-tb"/>
    </style:style>
    <style:style style:name="Table3.A" style:family="table-column">
      <style:table-column-properties style:column-width="2.999cm"/>
    </style:style>
    <style:style style:name="Table3.B" style:family="table-column">
      <style:table-column-properties style:column-width="7.992cm"/>
    </style:style>
    <style:style style:name="Table3.C" style:family="table-column">
      <style:table-column-properties style:column-width="4.914cm"/>
    </style:style>
    <style:style style:name="Table3.1" style:family="table-row">
      <style:table-row-properties fo:keep-together="auto"/>
    </style:style>
    <style:style style:name="Table3.A1" style:family="table-cell">
      <style:table-cell-properties fo:background-color="#4bacc6" fo:padding-left="0.191cm" fo:padding-right="0.191cm" fo:padding-top="0cm" fo:padding-bottom="0cm" fo:border="0.5pt solid #4bacc6" style:writing-mode="lr-tb">
        <style:background-image/>
      </style:table-cell-properties>
    </style:style>
    <style:style style:name="Table3.A2" style:family="table-cell">
      <style:table-cell-properties fo:background-color="#daeef3" fo:padding-left="0.191cm" fo:padding-right="0.191cm" fo:padding-top="0cm" fo:padding-bottom="0cm" fo:border="0.5pt solid #92cddc" style:writing-mode="lr-tb">
        <style:background-image/>
      </style:table-cell-properties>
    </style:style>
    <style:style style:name="Table3.A3" style:family="table-cell">
      <style:table-cell-properties fo:padding-left="0.191cm" fo:padding-right="0.191cm" fo:padding-top="0cm" fo:padding-bottom="0cm" fo:border="0.5pt solid #92cddc" style:writing-mode="lr-tb"/>
    </style:style>
    <style:style style:name="Table3.B3" style:family="table-cell">
      <style:table-cell-properties fo:padding-left="0.191cm" fo:padding-right="0.191cm" fo:padding-top="0cm" fo:padding-bottom="0cm" fo:border="0.5pt solid #92cddc" style:writing-mode="lr-tb"/>
    </style:style>
    <style:style style:name="Table3.C3" style:family="table-cell">
      <style:table-cell-properties fo:padding-left="0.191cm" fo:padding-right="0.191cm" fo:padding-top="0cm" fo:padding-bottom="0cm" fo:border="0.5pt solid #92cddc" style:writing-mode="lr-tb"/>
    </style:style>
    <style:style style:name="Table3.A5" style:family="table-cell">
      <style:table-cell-properties fo:padding-left="0.191cm" fo:padding-right="0.191cm" fo:padding-top="0cm" fo:padding-bottom="0cm" fo:border="0.5pt solid #92cddc" style:writing-mode="lr-tb"/>
    </style:style>
    <style:style style:name="Table3.B5" style:family="table-cell">
      <style:table-cell-properties fo:padding-left="0.191cm" fo:padding-right="0.191cm" fo:padding-top="0cm" fo:padding-bottom="0cm" fo:border="0.5pt solid #92cddc" style:writing-mode="lr-tb"/>
    </style:style>
    <style:style style:name="Table3.C5" style:family="table-cell">
      <style:table-cell-properties fo:padding-left="0.191cm" fo:padding-right="0.191cm" fo:padding-top="0cm" fo:padding-bottom="0cm" fo:border="0.5pt solid #92cddc" style:writing-mode="lr-tb"/>
    </style:style>
    <style:style style:name="P1" style:family="paragraph" style:parent-style-name="Standard" style:list-style-name="WWNum20">
      <style:paragraph-properties fo:margin-top="0.494cm" fo:margin-bottom="0cm" style:contextual-spacing="false" style:line-height-at-least="0.582cm"/>
    </style:style>
    <style:style style:name="P2" style:family="paragraph" style:parent-style-name="Standard" style:list-style-name="WWNum20">
      <style:paragraph-properties fo:margin-top="0cm" fo:margin-bottom="0cm" style:contextual-spacing="false" style:line-height-at-least="0.582cm"/>
    </style:style>
    <style:style style:name="P3" style:family="paragraph" style:parent-style-name="Standard" style:list-style-name="WWNum20">
      <style:paragraph-properties fo:margin-top="0cm" fo:margin-bottom="0.494cm" style:contextual-spacing="false" style:line-height-at-least="0.582cm"/>
    </style:style>
    <style:style style:name="P4" style:family="paragraph" style:parent-style-name="Heading_20_1">
      <style:paragraph-properties fo:margin-top="0.847cm" fo:margin-bottom="0.423cm" style:contextual-spacing="false"/>
    </style:style>
    <style:style style:name="P5" style:family="paragraph" style:parent-style-name="Text_20_body">
      <style:paragraph-properties fo:margin-top="0cm" fo:margin-bottom="0cm" style:contextual-spacing="false" fo:text-align="start" style:justify-single-word="false" fo:orphans="2" fo:widows="2"/>
      <style:text-properties fo:color="#ffffff" loext:opacity="100%" style:font-name="Cambria" fo:font-size="12pt" fo:language="en" fo:country="AU" fo:font-weight="bold" style:letter-kerning="false" style:font-name-asian="Cambria1" style:font-size-asian="12pt" style:language-asian="en" style:country-asian="AU" style:font-weight-asian="bold" style:font-size-complex="12pt" style:language-complex="ar" style:country-complex="SA" style:font-weight-complex="bold">
        <loext:char-complex-color loext:theme-type="light1" loext:color-type="theme"/>
      </style:text-properties>
    </style:style>
    <style:style style:name="P6" style:family="paragraph" style:parent-style-name="Standard">
      <style:paragraph-properties fo:margin-top="0cm" fo:margin-bottom="0cm" style:contextual-spacing="false" fo:text-align="start" style:justify-single-word="false" fo:orphans="2" fo:widows="2"/>
      <style:text-properties fo:color="#ffffff" loext:opacity="100%" style:font-name="Cambria" fo:font-size="12pt" fo:language="en" fo:country="AU" fo:font-weight="bold" style:letter-kerning="false" style:font-name-asian="Cambria1" style:font-size-asian="12pt" style:language-asian="en" style:country-asian="AU" style:font-weight-asian="bold" style:font-size-complex="12pt" style:language-complex="ar" style:country-complex="SA" style:font-weight-complex="bold">
        <loext:char-complex-color loext:theme-type="light1" loext:color-type="theme"/>
      </style:text-properties>
    </style:style>
    <style:style style:name="P7" style:family="paragraph" style:parent-style-name="Text_20_body">
      <style:paragraph-properties fo:margin-top="0cm" fo:margin-bottom="0cm" style:contextual-spacing="false" fo:text-align="start" style:justify-single-word="false" fo:orphans="2" fo:widows="2"/>
      <style:text-properties style:font-name="Cambria" fo:font-size="12pt" fo:language="en" fo:country="AU" fo:font-weight="bold" style:letter-kerning="false" style:font-name-asian="Cambria1" style:font-size-asian="12pt" style:language-asian="en" style:country-asian="AU" style:font-weight-asian="bold" style:font-size-complex="12pt" style:language-complex="ar" style:country-complex="SA" style:font-weight-complex="bold"/>
    </style:style>
    <style:style style:name="P8" style:family="paragraph" style:parent-style-name="Text_20_body">
      <style:paragraph-properties fo:margin-top="0cm" fo:margin-bottom="0cm" style:contextual-spacing="false" fo:text-align="start" style:justify-single-word="false" fo:orphans="2" fo:widows="2"/>
      <style:text-properties style:font-name="Times New Roman" fo:font-size="10pt" fo:language="en" fo:country="AU" fo:font-weight="normal" style:letter-kerning="false" style:font-name-asian="Cambria1" style:font-size-asian="10pt" style:language-asian="en" style:country-asian="AU" style:font-weight-asian="normal" style:font-name-complex="Times New Roman1" style:font-size-complex="10pt" style:language-complex="ar" style:country-complex="SA" style:font-weight-complex="normal"/>
    </style:style>
    <style:style style:name="P9" style:family="paragraph" style:parent-style-name="Text_20_body">
      <style:paragraph-properties fo:margin-left="0.044cm" fo:margin-top="0.318cm" fo:margin-bottom="0.212cm" style:contextual-spacing="false" fo:text-align="start" style:justify-single-word="false" fo:orphans="2" fo:widows="2"/>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10" style:family="paragraph" style:parent-style-name="Text_20_body">
      <style:paragraph-properties fo:margin-left="0.044cm" fo:margin-top="0.318cm" fo:margin-bottom="0.212cm" style:contextual-spacing="false" fo:text-align="center" style:justify-single-word="false" fo:orphans="2" fo:widows="2"/>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11" style:family="paragraph" style:parent-style-name="Text_20_body">
      <style:paragraph-properties fo:margin-left="0.044cm" fo:margin-top="0.318cm" fo:margin-bottom="0.212cm" style:contextual-spacing="false" fo:text-align="start" style:justify-single-word="false" fo:orphans="2" fo:widows="2"/>
      <style:text-properties style:font-name="Times New Roman" fo:font-size="10pt" fo:language="en" fo:country="AU" style:letter-kerning="false" style:font-size-asian="10pt" style:language-asian="en" style:country-asian="AU" style:font-name-complex="Times New Roman1" style:font-size-complex="10pt" style:language-complex="ar" style:country-complex="SA"/>
    </style:style>
    <style:style style:name="P12" style:family="paragraph" style:parent-style-name="Text_20_body">
      <style:paragraph-properties fo:margin-top="0cm" fo:margin-bottom="0cm" style:contextual-spacing="false" fo:text-align="start" style:justify-single-word="false" fo:orphans="2" fo:widows="2"/>
      <style:text-properties style:font-name="Times New Roman" fo:font-size="10pt" fo:language="en" fo:country="AU" style:letter-kerning="false" style:font-name-asian="Cambria1" style:font-size-asian="10pt" style:language-asian="en" style:country-asian="AU" style:font-name-complex="Times New Roman1" style:font-size-complex="10pt" style:language-complex="ar" style:country-complex="SA"/>
    </style:style>
    <style:style style:name="P13" style:family="paragraph" style:parent-style-name="Standard">
      <style:paragraph-properties fo:margin-top="0cm" fo:margin-bottom="0.212cm" style:contextual-spacing="false" fo:text-align="start" style:justify-single-word="false" fo:orphans="2" fo:widows="2"/>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14" style:family="paragraph" style:parent-style-name="Standard">
      <style:paragraph-properties fo:margin-top="0cm" fo:margin-bottom="0.106cm" style:contextual-spacing="false" fo:text-align="start" style:justify-single-word="false" fo:orphans="2" fo:widows="2"/>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15" style:family="paragraph" style:parent-style-name="Standard">
      <style:paragraph-properties fo:margin-top="0cm" fo:margin-bottom="0.106cm" style:contextual-spacing="false" fo:text-align="start" style:justify-single-word="false" fo:orphans="2" fo:widows="2"/>
      <style:text-properties style:font-name="Times New Roman" fo:font-size="10pt" fo:language="en" fo:country="GB" style:letter-kerning="false" style:font-name-asian="Cambria1" style:font-size-asian="10pt" style:language-asian="en" style:country-asian="AU" style:font-name-complex="Times New Roman1" style:font-size-complex="10pt" style:language-complex="ar" style:country-complex="SA"/>
    </style:style>
    <style:style style:name="P16" style:family="paragraph" style:parent-style-name="Text_20_body">
      <style:paragraph-properties fo:margin-left="0.302cm" fo:margin-top="0cm" fo:margin-bottom="0cm" style:contextual-spacing="false" fo:text-align="start" style:justify-single-word="false" fo:orphans="2" fo:widows="2" fo:text-indent="-0.25cm" style:auto-text-indent="false"/>
      <style:text-properties style:font-name="Times New Roman" fo:font-size="10pt" fo:language="en" fo:country="AU" officeooo:paragraph-rsid="0014608b" style:letter-kerning="false" style:font-name-asian="Cambria1" style:font-size-asian="10pt" style:language-asian="en" style:country-asian="AU" style:font-name-complex="Times New Roman1" style:font-size-complex="10pt" style:language-complex="ar" style:country-complex="SA"/>
    </style:style>
    <style:style style:name="P17" style:family="paragraph" style:parent-style-name="Standard">
      <style:paragraph-properties fo:margin-top="0cm" fo:margin-bottom="0.212cm" style:contextual-spacing="false" fo:text-align="center" style:justify-single-word="false" fo:orphans="2" fo:widows="2"/>
      <style:text-properties style:letter-kerning="false" style:language-asian="en" style:country-asian="AU" style:language-complex="ar" style:country-complex="SA"/>
    </style:style>
    <style:style style:name="P18" style:family="paragraph" style:parent-style-name="Standard">
      <style:paragraph-properties fo:margin-left="1.044cm" fo:margin-top="0cm" fo:margin-bottom="0.212cm" style:contextual-spacing="false" fo:text-align="start" style:justify-single-word="false" fo:orphans="2" fo:widows="2" fo:text-indent="-0.499cm" style:auto-text-indent="false"/>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19" style:family="paragraph" style:parent-style-name="Text_20_body">
      <style:paragraph-properties fo:margin-top="0.318cm" fo:margin-bottom="0.212cm" style:contextual-spacing="false" fo:text-align="start" style:justify-single-word="false" fo:orphans="2" fo:widows="2"/>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20" style:family="paragraph" style:parent-style-name="Text_20_body">
      <style:paragraph-properties fo:margin-left="0.545cm" fo:margin-top="0.318cm" fo:margin-bottom="0.212cm" style:contextual-spacing="false" fo:text-align="start" style:justify-single-word="false" fo:orphans="2" fo:widows="2" fo:text-indent="-0.25cm" style:auto-text-indent="false"/>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21" style:family="paragraph" style:parent-style-name="Text_20_body">
      <style:paragraph-properties fo:margin-top="0cm" fo:margin-bottom="0cm" style:contextual-spacing="false" fo:text-align="start" style:justify-single-word="false" fo:orphans="2" fo:widows="2"/>
      <style:text-properties style:font-name="Times New Roman" fo:font-size="10pt" fo:language="en" fo:country="AU" officeooo:paragraph-rsid="00152f6d" style:letter-kerning="false" style:font-name-asian="Cambria1" style:font-size-asian="10pt" style:language-asian="en" style:country-asian="AU" style:font-name-complex="Times New Roman1" style:font-size-complex="10pt" style:language-complex="ar" style:country-complex="SA"/>
    </style:style>
    <style:style style:name="P22" style:family="paragraph" style:parent-style-name="Text_20_body">
      <style:paragraph-properties fo:margin-top="0cm" fo:margin-bottom="0cm" style:contextual-spacing="false" fo:text-align="start" style:justify-single-word="false" fo:orphans="2" fo:widows="2"/>
      <style:text-properties style:font-name="Times New Roman" fo:font-size="10pt" fo:language="en" fo:country="AU" fo:font-weight="bold" style:letter-kerning="false" style:font-name-asian="Cambria1" style:font-size-asian="10pt" style:language-asian="en" style:country-asian="AU" style:font-weight-asian="bold" style:font-name-complex="Times New Roman1" style:font-size-complex="10pt" style:language-complex="ar" style:country-complex="SA" style:font-weight-complex="bold"/>
    </style:style>
    <style:style style:name="P23" style:family="paragraph" style:parent-style-name="Text_20_body">
      <style:paragraph-properties fo:margin-top="0cm" fo:margin-bottom="0cm" style:contextual-spacing="false" fo:text-align="start" style:justify-single-word="false" fo:orphans="2" fo:widows="2"/>
      <style:text-properties style:font-name="Cambria" fo:font-size="10pt" fo:language="en" fo:country="AU" style:letter-kerning="false" style:font-name-asian="Cambria1" style:font-size-asian="10pt" style:language-asian="en" style:country-asian="AU" style:font-size-complex="10pt" style:language-complex="ar" style:country-complex="SA"/>
    </style:style>
    <style:style style:name="P24" style:family="paragraph" style:parent-style-name="Text_20_body">
      <style:paragraph-properties fo:margin-top="0cm" fo:margin-bottom="0cm" style:contextual-spacing="false" fo:text-align="start" style:justify-single-word="false" fo:orphans="2" fo:widows="2"/>
      <style:text-properties style:font-name="Times New Roman" fo:font-size="10pt" fo:language="en" fo:country="GB" fo:font-weight="normal" style:letter-kerning="false" style:font-name-asian="Cambria1" style:font-size-asian="10pt" style:language-asian="en" style:country-asian="AU" style:font-weight-asian="normal" style:font-name-complex="Times New Roman1" style:font-size-complex="10pt" style:language-complex="ar" style:country-complex="SA" style:font-weight-complex="normal"/>
    </style:style>
    <style:style style:name="P25" style:family="paragraph" style:parent-style-name="Text_20_body">
      <style:paragraph-properties fo:margin-top="0.318cm" fo:margin-bottom="0cm" style:contextual-spacing="false" fo:text-align="start" style:justify-single-word="false" fo:orphans="2" fo:widows="2"/>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26" style:family="paragraph" style:parent-style-name="Text_20_body">
      <style:paragraph-properties fo:margin-left="0.794cm" fo:margin-top="0.318cm" fo:margin-bottom="0cm" style:contextual-spacing="false" fo:text-align="start" style:justify-single-word="false" fo:orphans="2" fo:widows="2" fo:text-indent="-0.249cm" style:auto-text-indent="false"/>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27" style:family="paragraph" style:parent-style-name="Text_20_body">
      <style:paragraph-properties fo:margin-left="0.794cm" fo:margin-top="0.318cm" fo:margin-bottom="0.212cm" style:contextual-spacing="false" fo:text-align="start" style:justify-single-word="false" fo:orphans="2" fo:widows="2" fo:text-indent="-0.249cm" style:auto-text-indent="false"/>
      <style:text-properties style:font-name="Cambria" fo:font-size="12pt" fo:language="en" fo:country="AU" style:letter-kerning="false" style:font-name-asian="Cambria1" style:font-size-asian="12pt" style:language-asian="en" style:country-asian="AU" style:font-size-complex="12pt" style:language-complex="ar" style:country-complex="SA"/>
    </style:style>
    <style:style style:name="P28" style:family="paragraph" style:parent-style-name="Compact">
      <style:text-properties fo:font-size="11pt" fo:font-weight="normal" style:font-size-asian="11pt" style:font-weight-asian="normal" style:font-size-complex="11pt" style:font-weight-complex="normal"/>
    </style:style>
    <style:style style:name="P29" style:family="paragraph" style:parent-style-name="Compact">
      <style:text-properties fo:font-size="10pt" fo:font-weight="normal" style:font-size-asian="10pt" style:font-weight-asian="normal" style:font-size-complex="10pt" style:font-weight-complex="normal"/>
    </style:style>
    <style:style style:name="P30" style:family="paragraph" style:parent-style-name="Compact">
      <style:text-properties fo:font-weight="normal" style:font-weight-asian="normal" style:font-weight-complex="normal"/>
    </style:style>
    <style:style style:name="P31" style:family="paragraph" style:parent-style-name="Compact">
      <style:text-properties fo:font-size="11pt" fo:font-weight="normal" officeooo:paragraph-rsid="001d38be" style:font-size-asian="11pt" style:font-weight-asian="normal" style:font-size-complex="11pt" style:font-weight-complex="normal"/>
    </style:style>
    <style:style style:name="P32" style:family="paragraph" style:parent-style-name="Compact">
      <style:text-properties fo:font-size="10pt" fo:font-weight="bold" style:font-size-asian="10pt" style:font-weight-asian="bold" style:font-size-complex="10pt" style:font-weight-complex="bold"/>
    </style:style>
    <style:style style:name="P33" style:family="paragraph" style:parent-style-name="Compact">
      <style:text-properties fo:font-size="10pt" fo:font-weight="bold" officeooo:paragraph-rsid="00171e39" style:font-size-asian="10pt" style:font-weight-asian="bold" style:font-size-complex="10pt" style:font-weight-complex="bold"/>
    </style:style>
    <style:style style:name="P34" style:family="paragraph" style:parent-style-name="Compact">
      <style:text-properties fo:font-size="10pt" fo:font-weight="bold" officeooo:rsid="00171e39" officeooo:paragraph-rsid="00171e39" style:font-size-asian="10pt" style:font-weight-asian="bold" style:font-size-complex="10pt" style:font-weight-complex="bold"/>
    </style:style>
    <style:style style:name="P35" style:family="paragraph" style:parent-style-name="Compact">
      <style:text-properties fo:font-size="11pt" fo:font-weight="normal" officeooo:rsid="00171e39" officeooo:paragraph-rsid="00171e39" style:font-size-asian="11pt" style:font-weight-asian="normal" style:font-size-complex="11pt" style:font-weight-complex="normal"/>
    </style:style>
    <style:style style:name="P36" style:family="paragraph" style:parent-style-name="Compact">
      <style:text-properties fo:font-size="11pt" style:font-size-asian="11pt" style:font-size-complex="11pt"/>
    </style:style>
    <style:style style:name="P37" style:family="paragraph" style:parent-style-name="Compact">
      <style:text-properties fo:font-size="10pt" fo:font-weight="normal" officeooo:rsid="00171e39" style:font-size-asian="10pt" style:font-weight-asian="normal" style:font-size-complex="10pt" style:font-weight-complex="normal"/>
    </style:style>
    <style:style style:name="P38" style:family="paragraph" style:parent-style-name="Heading_20_1">
      <style:paragraph-properties fo:margin-top="0cm" fo:margin-bottom="0cm" style:contextual-spacing="false" fo:break-before="page"/>
    </style:style>
    <style:style style:name="P39" style:family="paragraph" style:parent-style-name="Text_20_body">
      <style:paragraph-properties fo:margin-top="0cm" fo:margin-bottom="0cm" style:contextual-spacing="false"/>
    </style:style>
    <style:style style:name="P40" style:family="paragraph" style:parent-style-name="Text_20_body">
      <style:paragraph-properties fo:margin-top="0cm" fo:margin-bottom="0cm" style:contextual-spacing="false"/>
      <style:text-properties officeooo:rsid="001d38be" officeooo:paragraph-rsid="001d38be"/>
    </style:style>
    <style:style style:name="T1" style:family="text">
      <style:text-properties fo:font-weight="bold" style:font-weight-asian="bold" style:font-weight-complex="bold"/>
    </style:style>
    <style:style style:name="T2" style:family="text">
      <style:text-properties fo:color="#222220" loext:opacity="100%" style:font-name="Times New Roman" style:font-name-asian="Times New Roman1" style:language-asian="en" style:country-asian="GB" style:font-name-complex="Times New Roman1"/>
    </style:style>
    <style:style style:name="T3" style:family="text">
      <style:text-properties style:font-name="Times New Roman" fo:font-size="10pt" style:font-size-asian="10pt" style:font-name-complex="Times New Roman1" style:font-size-complex="10pt"/>
    </style:style>
    <style:style style:name="T4" style:family="text">
      <style:text-properties style:font-name="Times New Roman" fo:font-size="10pt" fo:language="en" fo:country="GB" style:font-size-asian="10pt" style:font-name-complex="Times New Roman1" style:font-size-complex="10pt"/>
    </style:style>
    <style:style style:name="T5" style:family="text">
      <style:text-properties style:font-name="Times New Roman" fo:font-size="10pt" fo:font-weight="normal" style:font-size-asian="10pt" style:font-weight-asian="normal" style:font-name-complex="Times New Roman1" style:font-size-complex="10pt" style:font-weight-complex="normal"/>
    </style:style>
    <style:style style:name="T6" style:family="text">
      <style:text-properties style:font-name="Times New Roman" fo:font-size="10pt" fo:font-style="italic" style:font-size-asian="10pt" style:font-style-asian="italic" style:font-name-complex="Times New Roman1" style:font-size-complex="10pt" style:font-style-complex="italic"/>
    </style:style>
    <style:style style:name="T7" style:family="text">
      <style:text-properties style:text-position="-20% 100%" style:font-name="Times New Roman" fo:font-size="10pt" style:font-size-asian="10pt" style:font-name-complex="Times New Roman1" style:font-size-complex="10pt"/>
    </style:style>
    <style:style style:name="T8" style:family="text">
      <style:text-properties style:text-position="sub 58%" style:font-name="Times New Roman" fo:font-size="10pt" style:font-size-asian="10pt" style:font-name-complex="Times New Roman1" style:font-size-complex="10pt"/>
    </style:style>
    <style:style style:name="T9" style:family="text">
      <style:text-properties style:text-position="-20% 100%" style:font-name="Times New Roman" fo:font-size="10pt" fo:font-style="italic" style:font-size-asian="10pt" style:font-style-asian="italic" style:font-name-complex="Times New Roman1" style:font-size-complex="10pt" style:font-style-complex="italic"/>
    </style:style>
    <style:style style:name="T10" style:family="text">
      <style:text-properties style:font-name="Times New Roman" fo:font-size="10pt" style:text-underline-style="solid" style:text-underline-width="auto" style:text-underline-color="font-color" style:font-size-asian="10pt" style:font-name-complex="Times New Roman1" style:font-size-complex="10pt"/>
    </style:style>
    <style:style style:name="T11" style:family="text">
      <style:text-properties fo:font-weight="bold" officeooo:rsid="0014608b" style:font-weight-asian="bold" style:font-weight-complex="bold"/>
    </style:style>
    <style:style style:name="T12" style:family="text">
      <style:text-properties officeooo:rsid="0014608b"/>
    </style:style>
    <style:style style:name="T13" style:family="text">
      <style:text-properties style:font-name="Times New Roman" fo:font-size="10pt" fo:language="en" fo:country="GB" style:text-underline-style="solid" style:text-underline-width="auto" style:text-underline-color="font-color" style:font-size-asian="10pt" style:font-name-complex="Times New Roman1" style:font-size-complex="10pt"/>
    </style:style>
    <style:style style:name="T14" style:family="text">
      <style:text-properties style:text-position="sub 58%" style:font-name="Times New Roman" fo:font-size="10pt" fo:font-style="italic" style:font-size-asian="10pt" style:font-style-asian="italic" style:font-name-complex="Times New Roman1" style:font-size-complex="10pt" style:font-style-complex="italic"/>
    </style:style>
    <style:style style:name="T15" style:family="text">
      <style:text-properties style:font-name="Times New Roman" fo:font-size="10pt" fo:language="en" fo:country="GB" fo:font-weight="bold" style:font-size-asian="10pt" style:font-weight-asian="bold" style:font-name-complex="Times New Roman1" style:font-size-complex="10pt" style:font-weight-complex="bold"/>
    </style:style>
    <style:style style:name="T16" style:family="text">
      <style:text-properties officeooo:rsid="0014814d"/>
    </style:style>
    <style:style style:name="T17" style:family="text">
      <style:text-properties style:font-name="Times New Roman" fo:font-size="10pt" fo:language="en" fo:country="GB" fo:font-weight="normal" style:font-size-asian="10pt" style:font-weight-asian="normal" style:font-name-complex="Times New Roman1" style:font-size-complex="10pt" style:font-weight-complex="normal"/>
    </style:style>
    <style:style style:name="T18" style:family="text">
      <style:text-properties officeooo:rsid="0015f41d"/>
    </style:style>
    <style:style style:name="T19" style:family="text">
      <style:text-properties officeooo:rsid="00152f6d"/>
    </style:style>
    <style:style style:name="T20" style:family="text">
      <style:text-properties fo:font-weight="normal" officeooo:rsid="00152f6d" style:font-weight-asian="normal" style:font-weight-complex="normal"/>
    </style:style>
    <style:style style:name="T21" style:family="text">
      <style:text-properties officeooo:rsid="00158626"/>
    </style:style>
    <style:style style:name="T22" style:family="text">
      <style:text-properties fo:font-weight="normal" style:font-weight-asian="normal" style:font-weight-complex="normal"/>
    </style:style>
    <style:style style:name="T23" style:family="text">
      <style:text-properties fo:font-weight="bold" officeooo:rsid="00160ff4" style:font-weight-asian="bold" style:font-weight-complex="bold"/>
    </style:style>
    <style:style style:name="T24" style:family="text">
      <style:text-properties officeooo:rsid="00160ff4"/>
    </style:style>
    <style:style style:name="T25" style:family="text">
      <style:text-properties style:font-name="Times New Roman" fo:font-size="10pt" fo:font-weight="bold" style:font-size-asian="10pt" style:font-weight-asian="bold" style:font-name-complex="Times New Roman1" style:font-size-complex="10pt" style:font-weight-complex="bold"/>
    </style:style>
    <style:style style:name="T26" style:family="text">
      <style:text-properties officeooo:rsid="00164772"/>
    </style:style>
    <style:style style:name="T27" style:family="text">
      <style:text-properties officeooo:rsid="00142e99"/>
    </style:style>
    <style:style style:name="T28" style:family="text">
      <style:text-properties officeooo:rsid="0012af85"/>
    </style:style>
    <style:style style:name="T29" style:family="text">
      <style:text-properties fo:font-size="11pt" officeooo:rsid="00142e99" style:font-size-asian="11pt" style:font-size-complex="11pt"/>
    </style:style>
    <style:style style:name="T30" style:family="text">
      <style:text-properties fo:font-size="11pt" style:font-size-asian="11pt" style:font-size-complex="11pt"/>
    </style:style>
    <style:style style:name="T31" style:family="text">
      <style:text-properties fo:font-size="11pt" officeooo:rsid="0012af85" style:font-size-asian="11pt" style:font-size-complex="11pt"/>
    </style:style>
    <style:style style:name="T32" style:family="text">
      <style:text-properties fo:font-size="10pt" style:font-size-asian="10pt" style:font-size-complex="10pt"/>
    </style:style>
    <style:style style:name="T33" style:family="text">
      <style:text-properties fo:font-size="10pt" officeooo:rsid="0012af85" style:font-size-asian="10pt" style:font-size-complex="10pt"/>
    </style:style>
    <style:style style:name="T34" style:family="text">
      <style:text-properties fo:font-size="10pt" fo:font-weight="bold" style:font-size-asian="10pt" style:font-weight-asian="bold" style:font-size-complex="10pt" style:font-weight-complex="bold"/>
    </style:style>
    <style:style style:name="T35" style:family="text">
      <style:text-properties officeooo:rsid="0018e247"/>
    </style:style>
    <style:style style:name="T36" style:family="text">
      <style:text-properties fo:font-weight="normal" officeooo:rsid="0013ca83" style:font-weight-asian="normal" style:font-weight-complex="normal"/>
    </style:style>
    <style:style style:name="T37" style:family="text">
      <style:text-properties fo:font-weight="normal" officeooo:rsid="0012af85" style:font-weight-asian="normal" style:font-weight-complex="normal"/>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e 1 Summary</text:p>
      <text:h text:style-name="Heading_20_1" text:outline-level="1"><text:bookmark-start text:name="module-learning-objectives"/>Response to feedback</text:h>
      <text:p text:style-name="Text_20_body"><text:span text:style-name="T1">If you are resubmitting</text:span>, include a statement outlining the changes you have made to your submission. This section can be short but should be precise. It is a good idea to quote the feedback you are responding to.</text:p>
      <text:p text:style-name="Text_20_body"><text:span text:style-name="T1">If this is your first submission</text:span>, include a statement about what part of the lesson review you would most like to receive feedback (and why). Your tutor will take this into consideration when reviewing your work, although they may choose to give you feedback on a different thing if they think it’s more appropriate.</text:p>
      <text:h text:style-name="Heading_20_1" text:outline-level="1">Module Learning Objectives</text:h>
      <text:p text:style-name="First_20_Paragraph">I certify that I achieved the following learning objectives for the module:</text:p>
      <text:list text:style-name="WWNum20">
        <text:list-item>
          <text:p text:style-name="P1" loext:marker-style-name="T2"><text:bookmark-end text:name="module-learning-objectives"/><text:bookmark-start text:name="summarising-the-content"/><text:span text:style-name="T2">Apply elementary row operations to systems of linear equations represented in matrix form</text:span><text:span text:style-name="T2"/></text:p>
        </text:list-item>
        <text:list-item>
          <text:p text:style-name="P2" loext:marker-style-name="T2"><text:span text:style-name="T2">Apply the Gaussian Algorithm to reduce a matrix to row-echelon form</text:span><text:span text:style-name="T2"/></text:p>
        </text:list-item>
        <text:list-item>
          <text:p text:style-name="P3" loext:marker-style-name="T2"><text:span text:style-name="T2">Express the general solution to a homogeneous equation as a linear combination of sets of basic solutions</text:span><text:span text:style-name="T2"/></text:p>
        </text:list-item>
      </text:list>
      <text:h text:style-name="P4" text:outline-level="1">Key Definitions and Theorems</text:h>
      <text:p text:style-name="Text_20_body">Solutions and Elementary Opera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 loext:marker-style-name="T3"><text:span text:style-name="T3">Textbook Ref</text:span><text:span text:style-name="T3"/></text:p>
          </table:table-cell>
          <table:table-cell table:style-name="Table1.A1" office:value-type="string">
            <text:p text:style-name="P6" loext:marker-style-name="T4"><text:span text:style-name="T4">Theorem/Definition statement</text:span><text:span text:style-name="T4"/></text:p>
          </table:table-cell>
          <table:table-cell table:style-name="Table1.A1" office:value-type="string">
            <text:p text:style-name="P5" loext:marker-style-name="T3"><text:span text:style-name="T3">Learning Notes</text:span><text:span text:style-name="T3"/></text:p>
          </table:table-cell>
        </table:table-row>
        <table:table-row table:style-name="Table1.1">
          <table:table-cell table:style-name="Table1.A2" office:value-type="string">
            <text:p text:style-name="P7" loext:marker-style-name="T5"><text:span text:style-name="T3">Linear equations</text:span><text:span text:style-name="T5"/></text:p>
            <text:p text:style-name="P8" loext:marker-style-name="T5"/>
          </table:table-cell>
          <table:table-cell table:style-name="Table1.A2" office:value-type="string">
            <text:p text:style-name="P9" loext:marker-style-name="T3"><text:span text:style-name="T3">An equation of the form</text:span><text:span text:style-name="T3"/></text:p>
            <text:p text:style-name="P10" loext:marker-style-name="T3"><text:span text:style-name="T6">a</text:span><text:span text:style-name="T7">1</text:span><text:span text:style-name="T6">x</text:span><text:span text:style-name="T7">1</text:span><text:span text:style-name="T8"> </text:span><text:span text:style-name="T3">+ </text:span><text:span text:style-name="T6">a</text:span><text:span text:style-name="T7">2</text:span><text:span text:style-name="T6">x</text:span><text:span text:style-name="T7">2</text:span><text:span text:style-name="T8"> </text:span><text:span text:style-name="T3">+ ··· + </text:span><text:span text:style-name="T6">a</text:span><text:span text:style-name="T9">n</text:span><text:span text:style-name="T6">x</text:span><text:span text:style-name="T9">n</text:span><text:span text:style-name="T3"> <text:s/>= </text:span><text:span text:style-name="T6">b</text:span></text:p>
            <text:p text:style-name="P9" loext:marker-style-name="T3"><text:span text:style-name="T3">is called a </text:span><text:span text:style-name="T10">linear equation</text:span><text:span text:style-name="T3"> in the </text:span><text:span text:style-name="T6">n</text:span><text:span text:style-name="T3"> variables </text:span><text:span text:style-name="T6">x</text:span><text:span text:style-name="T7">1</text:span><text:span text:style-name="T8"> </text:span><text:span text:style-name="T3">, </text:span><text:span text:style-name="T6">x</text:span><text:span text:style-name="T7">2</text:span><text:span text:style-name="T8"> </text:span><text:span text:style-name="T3">, … , </text:span><text:span text:style-name="T6">x</text:span><text:span text:style-name="T9">n</text:span><text:span text:style-name="T3"> . With </text:span><text:span text:style-name="T6">a</text:span><text:span text:style-name="T7">1</text:span><text:span text:style-name="T8"> </text:span><text:span text:style-name="T3">, </text:span><text:span text:style-name="T6">a</text:span><text:span text:style-name="T7">2</text:span><text:span text:style-name="T6"> ,</text:span><text:span text:style-name="T8"> </text:span><text:span text:style-name="T3">… , </text:span><text:span text:style-name="T6">a</text:span><text:span text:style-name="T9">n</text:span><text:span text:style-name="T3"> referred to as coefficients and </text:span><text:span text:style-name="T6">b</text:span><text:span text:style-name="T3"> as the constant term (or sometimes ‘right-hand side’). </text:span></text:p>
            <text:p text:style-name="P11" loext:marker-style-name="T3"/>
          </table:table-cell>
          <table:table-cell table:style-name="Table1.A2" office:value-type="string">
            <text:p text:style-name="P12" loext:marker-style-name="T3">An equation where each term is expressed as either a constant or a variable multiplied by a constant.</text:p>
            <text:p text:style-name="P12" loext:marker-style-name="T3"/>
            <text:p text:style-name="P12" loext:marker-style-name="T3"><text:span text:style-name="T11">V</text:span><text:span text:style-name="T1">ariables</text:span> <text:span text:style-name="T12">|</text:span> the unknown values to solve for</text:p>
            <text:p text:style-name="P12" loext:marker-style-name="T3"><text:span text:style-name="T11">C</text:span><text:span text:style-name="T1">oefficients</text:span> <text:span text:style-name="T12">|</text:span> the multiplying factor for each variable (<text:span text:style-name="T12">we assume</text:span> 1 if only variable and no constant)</text:p>
            <text:p text:style-name="P12" loext:marker-style-name="T3"><text:span text:style-name="T11">C</text:span><text:span text:style-name="T1">onstant </text:span><text:span text:style-name="T11">T</text:span><text:span text:style-name="T1">erm</text:span> <text:span text:style-name="T12">|</text:span> typically the RHS, this is the constant value which describes what the LHS equates to.</text:p>
            <text:p text:style-name="P12" loext:marker-style-name="T3"/>
            <text:p text:style-name="P12" loext:marker-style-name="T3">The relationship described by a linear equation can be represented as a straight line in a 2D cartesian plane, </text:p>
            <text:p text:style-name="P12" loext:marker-style-name="T3"><text:soft-page-break/>where the change of value for one variable is directly proportional to change in other variables.</text:p>
          </table:table-cell>
        </table:table-row>
        <table:table-row table:style-name="Table1.1">
          <table:table-cell table:style-name="Table1.A3" office:value-type="string">
            <text:p text:style-name="P7" loext:marker-style-name="T5"><text:span text:style-name="T3">System of linear equations</text:span><text:span text:style-name="T5"> </text:span></text:p>
          </table:table-cell>
          <table:table-cell table:style-name="Table1.B3" office:value-type="string">
            <text:p text:style-name="P13" loext:marker-style-name="T4"><text:span text:style-name="T4">A finite collection of linear equations defined with respect to the same variables is called a </text:span><text:span text:style-name="T13">system of linear equations</text:span><text:span text:style-name="T4">. </text:span></text:p>
          </table:table-cell>
          <table:table-cell table:style-name="Table1.C3" office:value-type="string">
            <text:p text:style-name="P12" loext:marker-style-name="T3"><text:span text:style-name="T12">T</text:span>wo or more linear equations with the same variables describe a linear system.</text:p>
            <text:p text:style-name="P12" loext:marker-style-name="T3">This <text:span text:style-name="T12">lets us solve </text:span>problems with multiple unknown values, <text:span text:style-name="T12">unknown relationships, </text:span>related linearly.</text:p>
            <text:p text:style-name="P12" loext:marker-style-name="T3"/>
            <text:p text:style-name="P12" loext:marker-style-name="T3"><text:span text:style-name="T11">So</text:span><text:span text:style-name="T1">lution: </text:span><text:span text:style-name="T12">Find</text:span> the values for each variable which satisfy all equations at the same time. This leads to one of three results:</text:p>
            <text:p text:style-name="P12" loext:marker-style-name="T3"/>
            <text:p text:style-name="P12" loext:marker-style-name="T3"><text:span text:style-name="T1">i. </text:span>Exactly one solution, one intersecting point on a 2D graph</text:p>
            <text:p text:style-name="P12" loext:marker-style-name="T3"/>
            <text:p text:style-name="P12" loext:marker-style-name="T3"><text:span text:style-name="T1">ii. </text:span>No solution, inconsistent equations indicating the lines would all be parallel, not intersecting</text:p>
            <text:p text:style-name="P12" loext:marker-style-name="T3"/>
            <text:p text:style-name="P12" loext:marker-style-name="T3"><text:span text:style-name="T1">iii. </text:span>Infinitely many solutions, where each line is coincident (positioned the same on a 2D plane), meaning the equations</text:p>
            <text:p text:style-name="P12" loext:marker-style-name="T3">are all dependant on each other.</text:p>
          </table:table-cell>
        </table:table-row>
        <table:table-row table:style-name="Table1.1">
          <table:table-cell table:style-name="Table1.A2" office:value-type="string">
            <text:p text:style-name="P7" loext:marker-style-name="T5"><text:span text:style-name="T3">Solutions </text:span><text:span text:style-name="T5"/></text:p>
            <text:p text:style-name="P8" loext:marker-style-name="T5"/>
          </table:table-cell>
          <table:table-cell table:style-name="Table1.A2" office:value-type="string">
            <text:p text:style-name="P14" loext:marker-style-name="T3"><text:span text:style-name="T4">A set of values </text:span><text:span text:style-name="T6">s</text:span><text:span text:style-name="T8">1 </text:span><text:span text:style-name="T3">, </text:span><text:span text:style-name="T6">s</text:span><text:span text:style-name="T8">2</text:span><text:span text:style-name="T6"> ,</text:span><text:span text:style-name="T8"> </text:span><text:span text:style-name="T3">… , </text:span><text:span text:style-name="T6">s</text:span><text:span text:style-name="T14">n</text:span><text:span text:style-name="T6"> </text:span><text:span text:style-name="T3">is a </text:span><text:span text:style-name="T10">solution</text:span><text:span text:style-name="T3"> to a linear equation if setting </text:span><text:span text:style-name="T6">x</text:span><text:span text:style-name="T8">1</text:span><text:span text:style-name="T3">=</text:span><text:span text:style-name="T6">s</text:span><text:span text:style-name="T8">1</text:span><text:span text:style-name="T3">, </text:span><text:span text:style-name="T6">x</text:span><text:span text:style-name="T8">2</text:span><text:span text:style-name="T3"> = </text:span><text:span text:style-name="T6">s</text:span><text:span text:style-name="T8">2</text:span><text:span text:style-name="T3">, … , </text:span><text:span text:style-name="T6">x</text:span><text:span text:style-name="T14">n</text:span><text:span text:style-name="T3"> = </text:span><text:span text:style-name="T6">s</text:span><text:span text:style-name="T14">n</text:span><text:span text:style-name="T8"> </text:span><text:span text:style-name="T3"><text:s/>allows for the equation to hold (the left-hand side is equal to the right-hand side, </text:span><text:span text:style-name="T6">b</text:span><text:span text:style-name="T3">). </text:span></text:p>
            <text:p text:style-name="P15" loext:marker-style-name="T4"/>
            <text:p text:style-name="P14" loext:marker-style-name="T4"><text:span text:style-name="T4">A solution to a system of equations requires the solution to hold for all equations in the system. </text:span><text:span text:style-name="T4"/></text:p>
          </table:table-cell>
          <table:table-cell table:style-name="Table1.A2" office:value-type="string">
            <text:p text:style-name="P16">A value or a set which, when substituted for the variables in the original equation, reads true. The number(s) should each fit in the equation such that the LHS component equals the constant term on the RHS.</text:p>
            <text:p text:style-name="P16"/>
            <text:p text:style-name="P16"><text:s/>If the equation is not true, meaning that the equation presents an unequal LHS and RHS, then there is no solution. </text:p>
            <text:p text:style-name="P16"/>
            <text:p text:style-name="P16">A solution to a system of linear equations infers that this must be true for all equations simultaneously, where one result should satisfy every linear relationship in the system.</text:p>
          </table:table-cell>
        </table:table-row>
        <table:table-row table:style-name="Table1.1">
          <table:table-cell table:style-name="Table1.A5" office:value-type="string">
            <text:p text:style-name="P7" loext:marker-style-name="T3"><text:span text:style-name="T3">Augmented matrix</text:span><text:span text:style-name="T3"/></text:p>
          </table:table-cell>
          <table:table-cell table:style-name="Table1.B5" office:value-type="string">
            <text:p text:style-name="P13" loext:marker-style-name="T4"><text:span text:style-name="T4">A system of equations can be represented as an array of numbers consisting of the coefficients and constant terms, e.g., the system</text:span><text:span text:style-name="T4"/></text:p>
            <text:p text:style-name="P17" loext:marker-style-name="T4"><text:soft-page-break/><draw:frame draw:style-name="fr1" draw:name="Object1" text:anchor-type="as-char" svg:width="2.847cm" svg:height="0.534cm" draw:z-index="0"><draw:object xlink:href="./Object 1" xlink:type="simple" xlink:show="embed" xlink:actuate="onLoad"/><draw:image xlink:href="./ObjectReplacements/Object 1" xlink:type="simple" xlink:show="embed" xlink:actuate="onLoad"/></draw:frame></text:p>
            <text:p text:style-name="P17" loext:marker-style-name="T4"><draw:frame draw:style-name="fr1" draw:name="Object2" text:anchor-type="as-char" svg:width="2.566cm" svg:height="0.534cm" draw:z-index="1"><draw:object xlink:href="./Object 2" xlink:type="simple" xlink:show="embed" xlink:actuate="onLoad"/><draw:image xlink:href="./ObjectReplacements/Object 2" xlink:type="simple" xlink:show="embed" xlink:actuate="onLoad"/></draw:frame></text:p>
            <text:p text:style-name="P13" loext:marker-style-name="T4"><text:span text:style-name="T4">Could be represented as the matrix,</text:span><text:span text:style-name="T4"/></text:p>
            <text:p text:style-name="P17" loext:marker-style-name="T4"><draw:frame draw:style-name="fr1" draw:name="Object3" text:anchor-type="as-char" svg:width="3.175cm" svg:height="1.298cm" draw:z-index="2"><draw:object xlink:href="./Object 3" xlink:type="simple" xlink:show="embed" xlink:actuate="onLoad"/><draw:image xlink:href="./ObjectReplacements/Object 3" xlink:type="simple" xlink:show="embed" xlink:actuate="onLoad"/></draw:frame></text:p>
            <text:p text:style-name="P13" loext:marker-style-name="T4"><text:span text:style-name="T4">Which will later be denoted [ A | </text:span><text:span text:style-name="T15">b</text:span><text:span text:style-name="T4"> ] where A is the array of coefficients and </text:span><text:span text:style-name="T15">b</text:span><text:span text:style-name="T4"> is the column of constants on the right-hand side.</text:span></text:p>
          </table:table-cell>
          <table:table-cell table:style-name="Table1.C5" office:value-type="string">
            <text:p text:style-name="P12" loext:marker-style-name="T3">A mathematical mechanism to represent a system of linear equations as a 2D collection of numbers. The 2D collection depicts all </text:p>
            <text:p text:style-name="P12" loext:marker-style-name="T3"><text:soft-page-break/>coefficients (<text:span text:style-name="T12">all </text:span>columns <text:span text:style-name="T12">except the last</text:span>) for each equation (rows), followed by their constant term (final column of each row). The resulting matrix depicts each equation in a cols*rows grid, its augmented form. This opens up a lot of possibilities for performing operations on</text:p>
            <text:p text:style-name="P12" loext:marker-style-name="T3">the whole system, providing a compact way for solving systems conveniently via row operation rules.</text:p>
          </table:table-cell>
        </table:table-row>
        <table:table-row table:style-name="Table1.1">
          <table:table-cell table:style-name="Table1.A2" office:value-type="string">
            <text:p text:style-name="P7" loext:marker-style-name="T3"><text:span text:style-name="T3">Definition 1.2</text:span><text:span text:style-name="T5"> Elementary row operations</text:span></text:p>
          </table:table-cell>
          <table:table-cell table:style-name="Table1.A2" office:value-type="string">
            <text:p text:style-name="P13" loext:marker-style-name="T4"><text:span text:style-name="T4">The following operations, called </text:span><text:span text:style-name="T13">elementary row operations</text:span><text:span text:style-name="T4"> on a matrix.</text:span></text:p>
            <text:p text:style-name="P18" loext:marker-style-name="T4"><text:span text:style-name="T4">I. Interchange two rows.</text:span><text:span text:style-name="T4"/></text:p>
            <text:p text:style-name="P18" loext:marker-style-name="T4"><text:span text:style-name="T4">II. Multiply one row by a nonzero number.</text:span><text:span text:style-name="T4"/></text:p>
            <text:p text:style-name="P18" loext:marker-style-name="T4"><text:span text:style-name="T4">III. Add a multiple of one row to a different row</text:span><text:span text:style-name="T4"/></text:p>
          </table:table-cell>
          <table:table-cell table:style-name="Table1.A2" office:value-type="string">
            <text:p text:style-name="P12" loext:marker-style-name="T3">These are rules outlining what can be done on a matrix to <text:span text:style-name="T16">reduce it, carry it to other forms like REF and RREF</text:span></text:p>
            <text:p text:style-name="P12" loext:marker-style-name="T3"/>
            <text:p text:style-name="P12" loext:marker-style-name="T3"><text:span text:style-name="T1">i. </text:span>Swap two rows</text:p>
            <text:p text:style-name="P12" loext:marker-style-name="T3"><text:span text:style-name="T1">ii. </text:span>Multiply a row's elements by x where x != 0</text:p>
            <text:p text:style-name="P12" loext:marker-style-name="T3"><text:span text:style-name="T1">iii.</text:span> Multiply a row's elements by a multiple of another row's corresponding elements</text:p>
          </table:table-cell>
        </table:table-row>
      </table:table>
      <text:p text:style-name="Text_20_body"/>
      <text:p text:style-name="Standard">Gaussian Eliminatio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 loext:marker-style-name="T5"><text:span text:style-name="T5">Textbook Ref</text:span><text:span text:style-name="T5"/></text:p>
          </table:table-cell>
          <table:table-cell table:style-name="Table2.A1" office:value-type="string">
            <text:p text:style-name="P6" loext:marker-style-name="T17"><text:span text:style-name="T17">Theorem/Definition statement</text:span><text:span text:style-name="T17"/></text:p>
          </table:table-cell>
          <table:table-cell table:style-name="Table2.A1" office:value-type="string">
            <text:p text:style-name="P5" loext:marker-style-name="T5"><text:span text:style-name="T5">Notes</text:span><text:span text:style-name="T5"/></text:p>
          </table:table-cell>
        </table:table-row>
        <table:table-row table:style-name="Table2.2">
          <table:table-cell table:style-name="Table2.A2" office:value-type="string">
            <text:p text:style-name="P7" loext:marker-style-name="T3"><text:span text:style-name="T3">Definition 1.3 </text:span><text:span text:style-name="T5">Row-Echelon Form (Reduced)</text:span></text:p>
          </table:table-cell>
          <table:table-cell table:style-name="Table2.A2" office:value-type="string">
            <text:p text:style-name="P19" loext:marker-style-name="T3"><text:span text:style-name="T3">A matrix is said to be in </text:span><text:span text:style-name="T10">row-echelon form</text:span><text:span text:style-name="T3"> (and will be called a row-echelon matrix) if it satisfies the following three conditions:</text:span></text:p>
            <text:p text:style-name="P20" loext:marker-style-name="T3"><text:span text:style-name="T3">1. All zero rows (consisting entirely of zeros) are at the bottom.</text:span><text:span text:style-name="T3"/></text:p>
            <text:p text:style-name="P20" loext:marker-style-name="T3"><text:span text:style-name="T3">2. The first nonzero entry from the left in each nonzero row is a 1, called the </text:span><text:span text:style-name="T10">leading 1</text:span><text:span text:style-name="T3"> for that row.</text:span></text:p>
            <text:p text:style-name="P20" loext:marker-style-name="T3"><text:span text:style-name="T3">3. Each leading 1 is to the right of all leading 1s in the rows above it.</text:span><text:span text:style-name="T3"/></text:p>
            <text:p text:style-name="P19" loext:marker-style-name="T3"><text:span text:style-name="T3">A row-echelon matrix is said to be in </text:span><text:span text:style-name="T10">reduced row-echelon form</text:span><text:span text:style-name="T3"> (and will be called a reduced row-echelon matrix) if, in addition, it satisfies the following condition:</text:span></text:p>
            <text:p text:style-name="P20" loext:marker-style-name="T3"><text:span text:style-name="T3">4. Each leading 1 is the only nonzero entry in its column.</text:span><text:span text:style-name="T3"/></text:p>
          </table:table-cell>
          <table:table-cell table:style-name="Table2.A2" office:value-type="string">
            <text:p text:style-name="P12" loext:marker-style-name="T3"><text:span text:style-name="T16">RREF is a matrix form that</text:span> aims to simpli<text:span text:style-name="T16">fy matrix </text:span>that's in REF (not reduced). REF depicts a system in a matrix with an upper-right triangle of values, with the lower-left consisting only of 0s, and leading 1's as the pivot (first value) for each row.</text:p>
            <text:p text:style-name="P12" loext:marker-style-name="T3"/>
            <text:p text:style-name="P12" loext:marker-style-name="T3">RREF takes this one step further by satisfying one more condition: Each leading 1 is the only non-zero entry in its row.</text:p>
            <text:p text:style-name="P12" loext:marker-style-name="T3"/>
            <text:p text:style-name="P12" loext:marker-style-name="T3">RREF presents an easy-to-read format for interpreting the resulting solutions for each variable. Since each 1 corresponds to a specific variable (x, y, z for e.g., in the above), and the constant term is defined for each in its corresponding final column. </text:p>
            <text:p text:style-name="P12" loext:marker-style-name="T3">A row containing no leading 1 is a free variable, meaning that it can take on any value, and the other variables in the system are expressed in terms <text:soft-page-break/>of the free variable.</text:p>
          </table:table-cell>
        </table:table-row>
        <table:table-row table:style-name="Table2.1">
          <table:table-cell table:style-name="Table2.A3" office:value-type="string">
            <text:p text:style-name="P7" loext:marker-style-name="T5"><text:span text:style-name="T3">Gaussian Algorithm </text:span><text:span text:style-name="T5"/></text:p>
          </table:table-cell>
          <table:table-cell table:style-name="Table2.B3" office:value-type="string">
            <text:p text:style-name="P20" loext:marker-style-name="T3"><text:span text:style-name="T3">Step 1. If the matrix consists entirely of zeros, stop—it is already in row-echelon form.</text:span><text:span text:style-name="T3"/></text:p>
            <text:p text:style-name="P20" loext:marker-style-name="T3"><text:span text:style-name="T3">Step 2. Otherwise, find the first column from the left containing a nonzero entry (call it </text:span><text:span text:style-name="T6">a</text:span><text:span text:style-name="T3">), and move the row containing that entry to the top position.</text:span></text:p>
            <text:p text:style-name="P20" loext:marker-style-name="T3"><text:span text:style-name="T3">Step 3. Now multiply the new top row by 1/</text:span><text:span text:style-name="T6">a</text:span><text:span text:style-name="T3"> to create a leading 1.</text:span></text:p>
            <text:p text:style-name="P20" loext:marker-style-name="T3"><text:span text:style-name="T3">Step 4. By subtracting multiples of that row from rows below it, make each entry below the leading 1 zero.</text:span><text:span text:style-name="T3"/></text:p>
            <text:p text:style-name="P19" loext:marker-style-name="T3"><text:span text:style-name="T3">This completes the first row, and all further row operations are carried out on the remaining rows.</text:span><text:span text:style-name="T3"/></text:p>
            <text:p text:style-name="P20" loext:marker-style-name="T3"><text:span text:style-name="T3">Step 5. Repeat steps 1–4 on the matrix consisting of the remaining rows.</text:span><text:span text:style-name="T3"/></text:p>
            <text:p text:style-name="P19" loext:marker-style-name="T3"><text:span text:style-name="T3">The process stops when either no rows remain at step 5 or the remaining rows consist entirely of zeros.</text:span><text:span text:style-name="T3"/></text:p>
          </table:table-cell>
          <table:table-cell table:style-name="Table2.C3" office:value-type="string">
            <text:p text:style-name="P12" loext:marker-style-name="T3"><text:span text:style-name="T16">GA </text:span>is used for systematically solving systems of linear equations <text:span text:style-name="T16">(as per proven method),</text:span> taking an augmented matrix directly to RREF. The procedure requires:</text:p>
            <text:p text:style-name="P12" loext:marker-style-name="T3"/>
            <text:p text:style-name="P12" loext:marker-style-name="T3"><text:span text:style-name="T1">i. </text:span>matrices containing only 0s are already in REF <text:span text:style-name="T16">(do nothing)</text:span></text:p>
            <text:p text:style-name="P12" loext:marker-style-name="T3"><text:span text:style-name="T1">ii. </text:span>the first column from the left containing a non-zero entry has its value denoted as 'a',</text:p>
            <text:p text:style-name="P12" loext:marker-style-name="T3">swap the row containing 'a' with the first row</text:p>
            <text:p text:style-name="P12" loext:marker-style-name="T3"><text:span text:style-name="T1">iii. </text:span>divide the entire top row by 'a' to turn the leading element into a 1</text:p>
            <text:p text:style-name="P12" loext:marker-style-name="T3"><text:span text:style-name="T1">iv.</text:span> use elementary row operations to make all entries below the leading 1 equal 0 by subtracting multiples of the top row from each row below it</text:p>
            <text:p text:style-name="P12" loext:marker-style-name="T3"><text:span text:style-name="T1">v. </text:span>excluding the first row, repeat steps <text:span text:style-name="T18">i</text:span><text:span text:style-name="T1"> - iv </text:span>on each resulting matrix</text:p>
            <text:p text:style-name="P12" loext:marker-style-name="T3"/>
            <text:p text:style-name="P12" loext:marker-style-name="T3"><text:span text:style-name="T16">This r</text:span>esults <text:span text:style-name="T16">in a system equal to the original, which is</text:span> easy-to-read and can be interpreted to determine a single, infinitely many, or no solutions at all.</text:p>
          </table:table-cell>
        </table:table-row>
        <table:table-row table:style-name="Table2.1">
          <table:table-cell table:style-name="Table2.A2" office:value-type="string">
            <text:p text:style-name="P7" loext:marker-style-name="T3"><text:span text:style-name="T3">Gaussian Elimination</text:span><text:span text:style-name="T3"/></text:p>
          </table:table-cell>
          <table:table-cell table:style-name="Table2.A2" office:value-type="string">
            <text:p text:style-name="P19" loext:marker-style-name="T3"><text:span text:style-name="T3">To solve a system of linear equations proceed as follows:</text:span><text:span text:style-name="T3"/></text:p>
            <text:p text:style-name="P19" loext:marker-style-name="T3"><text:span text:style-name="T3">1. Carry the augmented matrix to a reduced row-echelon matrix using elementary row operations.</text:span><text:span text:style-name="T3"/></text:p>
            <text:p text:style-name="P19" loext:marker-style-name="T3"><text:span text:style-name="T3">2. If a row [ 0 <text:s/>0 <text:s/>0 <text:s/>··· 0 <text:s/>1 ] occurs, the system is inconsistent.</text:span><text:span text:style-name="T3"/></text:p>
            <text:p text:style-name="P19" loext:marker-style-name="T3"><text:span text:style-name="T3">3. Otherwise, assign the nonleading variables (if any) as parameters, and use the equations corresponding to the reduced row-echelon matrix to solve for the leading variables in terms of the parameters.</text:span><text:span text:style-name="T3"/></text:p>
          </table:table-cell>
          <table:table-cell table:style-name="Table2.A2" office:value-type="string">
            <text:p text:style-name="P21" loext:marker-style-name="T3">The <text:span text:style-name="T19">algorithm </text:span>is <text:span text:style-name="T19">used</text:span> to solve a system of linear equations by simplifying the matrix and determining if there's an existing solution. The Gaussian algorithm is applied to bring <text:span text:style-name="T19">an</text:span> augmented matrix to RREF, which allows the re<text:span text:style-name="T19">lationships to be viewed more compactly</text:span>. </text:p>
            <text:p text:style-name="P21" loext:marker-style-name="T3"/>
            <text:p text:style-name="P21" loext:marker-style-name="T3"><text:span text:style-name="T19">T</text:span>he Gaussian Algorithm shows the steps required <text:span text:style-name="T19">for RREF reduction</text:span>, <text:span text:style-name="T19">and the</text:span> elimination process encapsulates the elimination outcome <text:span text:style-name="T19">for a system using GA</text:span>. The algorithm provides the recipe while the elimination process involves using the recipe to achieve the desired outcome. </text:p>
          </table:table-cell>
        </table:table-row>
        <table:table-row table:style-name="Table2.1">
          <table:table-cell table:style-name="Table2.A5" office:value-type="string">
            <text:p text:style-name="P7" loext:marker-style-name="T5"><text:span text:style-name="T3">Definition 1.4</text:span><text:span text:style-name="T5"> Rank of a matrix</text:span></text:p>
          </table:table-cell>
          <table:table-cell table:style-name="Table2.B5" office:value-type="string">
            <text:p text:style-name="P19" loext:marker-style-name="T3"><text:span text:style-name="T3">The rank of matrix A is the number of leading 1s in any row-echelon matrix to which A can be carried by row operations.</text:span><text:span text:style-name="T3"/></text:p>
          </table:table-cell>
          <table:table-cell table:style-name="Table2.C5" office:value-type="string">
            <text:p text:style-name="P12" loext:marker-style-name="T3">The rank of a matrix is determined by the number of leading 1s in the REF matrix. This determines the number of linearly independent rows/columns. Since row ops don't change the linear independence of each row, if <text:soft-page-break/>there are linearly-dependant rows, the REF matrix will contain some rows of zeros. Each row pivot is linearly independent, and the number of pivots determin<text:span text:style-name="T19">e</text:span>s the matrix rank. </text:p>
            <text:p text:style-name="P12" loext:marker-style-name="T3"/>
            <text:p text:style-name="P22">Properties:</text:p>
            <text:p text:style-name="P12" loext:marker-style-name="T3"><text:span text:style-name="T1">i. </text:span><text:span text:style-name="T20">M</text:span>atrix rank is always less or equal to floor(rows, cols)</text:p>
            <text:p text:style-name="P12" loext:marker-style-name="T3"><text:span text:style-name="T1">ii.</text:span> <text:span text:style-name="T19">M</text:span>atrix rank is equal to number of linearly independent columns</text:p>
            <text:p text:style-name="P12" loext:marker-style-name="T3"><text:span text:style-name="T1">iii. </text:span><text:span text:style-name="T20">R</text:span>ow ops preserve matrix rank</text:p>
            <text:p text:style-name="P12" loext:marker-style-name="T3"><text:span text:style-name="T1">iv.</text:span> <text:span text:style-name="T19">M</text:span>atrix rank is equal to the number of matrix column space</text:p>
            <text:p text:style-name="P12" loext:marker-style-name="T3"/>
            <text:p text:style-name="P12" loext:marker-style-name="T3">This <text:span text:style-name="T21">gives us </text:span>important insight when it comes to interpreting system solutions.</text:p>
          </table:table-cell>
        </table:table-row>
        <table:table-row table:style-name="Table2.1">
          <table:table-cell table:style-name="Table2.A2" office:value-type="string">
            <text:p text:style-name="P7" loext:marker-style-name="T5"><text:span text:style-name="T3">Theorem 1.2.2 </text:span><text:span text:style-name="T5">Rank and solutions to a system of linear equations</text:span></text:p>
          </table:table-cell>
          <table:table-cell table:style-name="Table2.A2" office:value-type="string">
            <text:p text:style-name="P19" loext:marker-style-name="T3"><text:span text:style-name="T3">Suppose a system of </text:span><text:span text:style-name="T6">m</text:span><text:span text:style-name="T3"> equations in </text:span><text:span text:style-name="T6">n</text:span><text:span text:style-name="T3"> variables is consistent, and that the rank of the augmented matrix is </text:span><text:span text:style-name="T6">r</text:span><text:span text:style-name="T3">.</text:span></text:p>
            <text:p text:style-name="P19" loext:marker-style-name="T3"><text:span text:style-name="T3">1. The set of solutions involves exactly </text:span><text:span text:style-name="T6">n</text:span><text:span text:style-name="T3"> – </text:span><text:span text:style-name="T6">r </text:span><text:span text:style-name="T3">parameters.</text:span></text:p>
            <text:p text:style-name="P19" loext:marker-style-name="T3"><text:span text:style-name="T3">2. If </text:span><text:span text:style-name="T6">r</text:span><text:span text:style-name="T3"> &lt; </text:span><text:span text:style-name="T6">n</text:span><text:span text:style-name="T3">, the system has infinitely many solutions.</text:span></text:p>
            <text:p text:style-name="P19" loext:marker-style-name="T3"><text:span text:style-name="T3">3. If </text:span><text:span text:style-name="T6">r</text:span><text:span text:style-name="T3"> = </text:span><text:span text:style-name="T6">n</text:span><text:span text:style-name="T3">, the system has a unique solution.</text:span></text:p>
          </table:table-cell>
          <table:table-cell table:style-name="Table2.A2" office:value-type="string">
            <text:p text:style-name="P12" loext:marker-style-name="T3">Rank and solutions provide the basis for interpreting the results of solving a system of linear equations. If the system has at least one solution, then it's considered to be consistent.</text:p>
            <text:p text:style-name="P12" loext:marker-style-name="T3"/>
            <text:p text:style-name="P12" loext:marker-style-name="T3">Considering a scenario where a system of 'm' equations in 'n' variables is consistent, and the rank of the augmented</text:p>
            <text:p text:style-name="P12" loext:marker-style-name="T3">matrix is <text:span text:style-name="T18">r = 1</text:span>, the set of solutions involv<text:span text:style-name="T18">es</text:span> exactly n - r params. <text:span text:style-name="T18">In other words, </text:span>the number of free variables equals the difference between matrix variables total, and matrix rank:</text:p>
            <text:p text:style-name="P12" loext:marker-style-name="T3"/>
            <text:p text:style-name="P12" loext:marker-style-name="T3"><text:span text:style-name="T1">i. </text:span>When the rank of the cofficient matrix (LHS) is less than the rank of the augmented matrix, there's no solution</text:p>
            <text:p text:style-name="P12" loext:marker-style-name="T3"><text:span text:style-name="T1">ii.</text:span> When the rank equals the number of variables, there's a unique solution</text:p>
            <text:p text:style-name="P12" loext:marker-style-name="T3"><text:span text:style-name="T1">iii.</text:span> When the rank is less than the number of variables, there are infinitely many solutions</text:p>
            <text:p text:style-name="P12" loext:marker-style-name="T3"/>
            <text:p text:style-name="P12" loext:marker-style-name="T3">The <text:span text:style-name="T18">system solution nature </text:span>is therefore determined by the rank of the matrix.</text:p>
          </table:table-cell>
        </table:table-row>
      </table:table>
      <text:p text:style-name="Text_20_body"/>
      <text:p text:style-name="Text_20_body"/>
      <text:p text:style-name="Text_20_body"/>
      <text:p text:style-name="Standard"><text:soft-page-break/>Homogeneous Equat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 loext:marker-style-name="T5"><text:span text:style-name="T5">Textbook Ref</text:span><text:span text:style-name="T5"/></text:p>
          </table:table-cell>
          <table:table-cell table:style-name="Table3.A1" office:value-type="string">
            <text:p text:style-name="P6" loext:marker-style-name="T17"><text:span text:style-name="T17">Theorem/Definition statement</text:span><text:span text:style-name="T17"/></text:p>
          </table:table-cell>
          <table:table-cell table:style-name="Table3.A1" office:value-type="string">
            <text:p text:style-name="P5" loext:marker-style-name="T5"><text:span text:style-name="T5">Notes</text:span><text:span text:style-name="T5"/></text:p>
          </table:table-cell>
        </table:table-row>
        <table:table-row table:style-name="Table3.1">
          <table:table-cell table:style-name="Table3.A2" office:value-type="string">
            <text:p text:style-name="P7" loext:marker-style-name="T22"><text:span text:style-name="T4">Homogeneous system of equations </text:span><text:span text:style-name="T17"/></text:p>
          </table:table-cell>
          <table:table-cell table:style-name="Table3.A2" office:value-type="string">
            <text:p text:style-name="P19" loext:marker-style-name="T4"><text:span text:style-name="T4">A system of equations in the variables </text:span><text:span text:style-name="T6">x</text:span><text:span text:style-name="T7">1</text:span><text:span text:style-name="T8"> </text:span><text:span text:style-name="T3">, </text:span><text:span text:style-name="T6">x</text:span><text:span text:style-name="T7">2</text:span><text:span text:style-name="T8"> </text:span><text:span text:style-name="T3">, … , </text:span><text:span text:style-name="T6">x</text:span><text:span text:style-name="T9">n</text:span><text:span text:style-name="T3"> </text:span><text:span text:style-name="T4">is called </text:span><text:span text:style-name="T13">homogeneous</text:span><text:span text:style-name="T4"> if all the constant terms are zero—that is, if each equation of the system has the form</text:span></text:p>
            <text:p text:style-name="P10" loext:marker-style-name="T3"><text:span text:style-name="T6">a</text:span><text:span text:style-name="T7">1</text:span><text:span text:style-name="T6">x</text:span><text:span text:style-name="T7">1</text:span><text:span text:style-name="T8"> </text:span><text:span text:style-name="T3">+ </text:span><text:span text:style-name="T6">a</text:span><text:span text:style-name="T7">2</text:span><text:span text:style-name="T6">x</text:span><text:span text:style-name="T7">2</text:span><text:span text:style-name="T8"> </text:span><text:span text:style-name="T3">+ ··· + </text:span><text:span text:style-name="T6">a</text:span><text:span text:style-name="T9">n</text:span><text:span text:style-name="T6">x</text:span><text:span text:style-name="T9">n</text:span><text:span text:style-name="T3"> <text:s/>= 0</text:span></text:p>
          </table:table-cell>
          <table:table-cell table:style-name="Table3.A2" office:value-type="string">
            <text:p text:style-name="P23">A system of linear equations is considered homogeneous if each equation's constant term is 0:</text:p>
            <text:p text:style-name="P23"/>
            <text:p text:style-name="P23"><text:span text:style-name="T23">i.</text:span><text:span text:style-name="T22"> Homogeneous systems always have at least one solution</text:span><text:span text:style-name="T1">, </text:span><text:span text:style-name="T24">the trivial solution</text:span></text:p>
            <text:p text:style-name="P23"><text:span text:style-name="T23">ii.</text:span> The trivial solution, where all variables are 0s, is a<text:span text:style-name="T24">lways a solution to a homogeneous system</text:span></text:p>
            <text:p text:style-name="P23"><text:span text:style-name="T23">iii.</text:span> Infinitely many solutions are typical for homogeneous systems, expressed with free variables</text:p>
            <text:p text:style-name="P23"><text:span text:style-name="T23">iv.</text:span> Any linear combination of the solution to a homogeneous system is also a solution (it will still </text:p>
            <text:p text:style-name="P23">solve each equation)</text:p>
          </table:table-cell>
        </table:table-row>
        <table:table-row table:style-name="Table3.1">
          <table:table-cell table:style-name="Table3.A3" office:value-type="string">
            <text:p text:style-name="P7" loext:marker-style-name="T17"><text:span text:style-name="T4">Trivial/non-trivial solutions</text:span><text:span text:style-name="T17"/></text:p>
            <text:p text:style-name="P24" loext:marker-style-name="T17"/>
          </table:table-cell>
          <table:table-cell table:style-name="Table3.B3" office:value-type="string">
            <text:p text:style-name="P19" loext:marker-style-name="T3"><text:span text:style-name="T3">Homogeneous systems always have the solution </text:span><text:span text:style-name="T6">x</text:span><text:span text:style-name="T7">1</text:span><text:span text:style-name="T8"> </text:span><text:span text:style-name="T3">= </text:span><text:span text:style-name="T6">x</text:span><text:span text:style-name="T7">2</text:span><text:span text:style-name="T8"> </text:span><text:span text:style-name="T3">= … = </text:span><text:span text:style-name="T6">x</text:span><text:span text:style-name="T9">n</text:span><text:span text:style-name="T7"> </text:span><text:span text:style-name="T3">= 0, which is called the </text:span><text:span text:style-name="T10">trivial solution</text:span><text:span text:style-name="T3">. Any solution where one variables has a nonzero value is called a </text:span><text:span text:style-name="T10">nontrivial</text:span><text:span text:style-name="T3"> solution.</text:span></text:p>
          </table:table-cell>
          <table:table-cell table:style-name="Table3.C3" office:value-type="string">
            <text:p text:style-name="P23">The trivial solution contains 0s for each variable, as well as the constant term. This is always a solution to a homogeneous system. Any solution containing at least a single non-zero variable is considered non-trivial.</text:p>
            <text:p text:style-name="P23">This distinction determines whether variables for one equation in the system are linearly-dependant, and are</text:p>
            <text:p text:style-name="P23">expressed as a linear combination of the variables.</text:p>
          </table:table-cell>
        </table:table-row>
        <table:table-row table:style-name="Table3.1">
          <table:table-cell table:style-name="Table3.A2" office:value-type="string">
            <text:p text:style-name="P7" loext:marker-style-name="T4"><text:span text:style-name="T4">Definition 1.5 </text:span><text:span text:style-name="T17">Basic Solutions </text:span></text:p>
          </table:table-cell>
          <table:table-cell table:style-name="Table3.A2" office:value-type="string">
            <text:p text:style-name="P19" loext:marker-style-name="T3"><text:span text:style-name="T3">The gaussian algorithm systematically produces solutions to any homogeneous linear system, called basic solutions, one for every parameter. </text:span><text:span text:style-name="T3"/></text:p>
            <text:p text:style-name="P19" loext:marker-style-name="T3"><text:span text:style-name="T3">E.g., where solutions to a system of equations can be expressed as </text:span><text:span text:style-name="T6">s</text:span><text:span text:style-name="T25">x</text:span><text:span text:style-name="T3"> + </text:span><text:span text:style-name="T6">t</text:span><text:span text:style-name="T25">y</text:span><text:span text:style-name="T3">, then we say </text:span><text:span text:style-name="T6">s</text:span><text:span text:style-name="T3"> and </text:span><text:span text:style-name="T6">t</text:span><text:span text:style-name="T3"> are parameters and </text:span><text:span text:style-name="T25">x</text:span><text:span text:style-name="T3"> and </text:span><text:span text:style-name="T25">y</text:span><text:span text:style-name="T3"> are </text:span><text:span text:style-name="T10">basic solutions</text:span><text:span text:style-name="T3">. </text:span></text:p>
          </table:table-cell>
          <table:table-cell table:style-name="Table3.A2" office:value-type="string">
            <text:p text:style-name="P23">Basic solutions arise from applying the Gaussian Algorithm to a homogeneous linear system. This results</text:p>
            <text:p text:style-name="P23">in a single particular solution, or a set of solutions with free variables as params. These free variables can take on any value. When expressing basic solutions with <text:span text:style-name="T24">params (free vars), the</text:span> form is referred to as parametric, or the general solution to the system. This provides clear, readable insight to the structure of the solutio<text:span text:style-name="T24">n</text:span>.</text:p>
          </table:table-cell>
        </table:table-row>
        <table:table-row table:style-name="Table3.1">
          <table:table-cell table:style-name="Table3.A5" office:value-type="string">
            <text:p text:style-name="P7" loext:marker-style-name="T4"><text:span text:style-name="T4">Theorem 1.3.2 </text:span><text:span text:style-name="T17">Rank and homogeneous systems</text:span></text:p>
          </table:table-cell>
          <table:table-cell table:style-name="Table3.B5" office:value-type="string">
            <text:p text:style-name="P25" loext:marker-style-name="T3"><text:span text:style-name="T3">Let A be an </text:span><text:span text:style-name="T6">m×n</text:span><text:span text:style-name="T3"> matrix of rank </text:span><text:span text:style-name="T6">r</text:span><text:span text:style-name="T3">, and consider the homogeneous system in </text:span><text:span text:style-name="T6">n</text:span><text:span text:style-name="T3"> variables with A as coefficient matrix. Then:</text:span></text:p>
            <text:p text:style-name="P26" loext:marker-style-name="T3"><text:soft-page-break/><text:span text:style-name="T3">1. The system has exactly </text:span><text:span text:style-name="T6">n−r</text:span><text:span text:style-name="T3"> basic solutions, one for each parameter.</text:span></text:p>
            <text:p text:style-name="P27" loext:marker-style-name="T3"><text:span text:style-name="T3">2. Every solution is a linear combination of these basic solutions.</text:span><text:span text:style-name="T3"/></text:p>
          </table:table-cell>
          <table:table-cell table:style-name="Table3.C5" office:value-type="string">
            <text:p text:style-name="P23">For a homogeneous m * n system with r rank and n - r basic solutions, every solution to the homogeneous</text:p>
            <text:p text:style-name="P23">system can be expressed as a <text:soft-page-break/>linear combination of the n - r basic solutions. Each basic solution can be scaled</text:p>
            <text:p text:style-name="P23">by a constant and added together to obtain this.</text:p>
            <text:p text:style-name="P23"/>
            <text:p text:style-name="P23"><text:span text:style-name="T26">T</text:span>he rank of a homogeneous system can be used to determine the existence and nature of a solution, <text:span text:style-name="T26">and provides insight to the system characteristics.</text:span></text:p>
          </table:table-cell>
        </table:table-row>
      </table:table>
      <text:h text:style-name="Heading_20_1" text:outline-level="1">Summarising your understanding:<text:bookmark-end text:name="summarising-the-content"/><text:bookmark-start text:name="reflecting-on-the-content"/></text:h>
      <text:p text:style-name="P28">The goals of this module revolve around solving systems of linear equations and interpreting their results based on properties like rank and solutions. The goals <text:span text:style-name="T12">for this module </text:span>were:</text:p>
      <text:p text:style-name="P28"/>
      <text:p text:style-name="P29">1) Apply elementary row operations to systems of linear equations represented in matrix form</text:p>
      <text:p text:style-name="P29">2) Apply the Gaussian Algorithm to reduce a matrix to row-echelon form</text:p>
      <text:p text:style-name="P29">3) Express the general solution to a homogeneous equation as a linear combination of sets of basic solutions</text:p>
      <text:p text:style-name="P30"/>
      <text:p text:style-name="P28">The module was geared towards solving problems with multiple variables and known scalars, revealing the fundamental relationships between each. <text:span text:style-name="T27">Given</text:span> the prerequisite <text:span text:style-name="T27">unit topics</text:span> <text:span text:style-name="T27">like </text:span>algebraic rules, functions, sets, graph curves, etc., this module required a slight paradigm shift to focus on linear relationships in matrix form with solution vectors. Each operation and algorithm covered is aimed toward reducing the system to a clear, easily-interpret<text:span text:style-name="T28">ed</text:span> form that's equal to the original system. </text:p>
      <text:p text:style-name="P28"/>
      <text:p text:style-name="P31">Gaussian elimination provides a compact method for reducing systems of linear equations to a form that's easy to interpret and solve. It relies on strategically applying row operations to manipulate the augmented matrix, bringing the system to RREF. A substitution approach involves solving for one variable at a time, substituting the values back into each equation, and solving for the next variable. This is rather intensive for larger systems with lots of variables. Since substitution requires solving variables in relation to each other, this can lead to a large stack of sub-problems, each with multi-interdependence. As the number of variables grows, mapping their relationships becomes increasingly complex, making the process longer and less efficient to solve. Gaussian elimination determines a clear starting point for this process and systematically reduces the problem to a point where the relationships are clear and easy to interpret, relying less on reiterating relationships between vars and instead on following a recipe with proven steps.</text:p>
      <text:p text:style-name="P30"/>
      <text:p text:style-name="P32">Provide examples of performing each of the three elementary row operations and then summarise the different strategies you have learnt for performing Gaussian elimination – when are the different strategies useful?</text:p>
      <text:p text:style-name="P30"/>
      <text:p text:style-name="P30"><text:span text:style-name="T29">We</text:span><text:span text:style-name="T30"> explored elementary row operations, which provided the stepping-stones for reducing the matrix to REF and RREF. Elementary row operations </text:span><text:span text:style-name="T31">each</text:span><text:span text:style-name="T30"> have strategic use-cases when reducing a matrix:</text:span><text:line-break/></text:p>
      <text:p text:style-name="P29">SWAP ROWS <text:span text:style-name="T28">| </text:span>Most useful for getting a non-zero value as the pivot without introducing fractions, good starting point. </text:p>
      <text:p text:style-name="P29"><text:soft-page-break/></text:p>
      <text:p text:style-name="P29">MULTIPLY BY SCALAR <text:span text:style-name="T28">|</text:span> Perfect for simplifying and normalising rows, reducing </text:p>
      <text:p text:style-name="P29"/>
      <text:p text:style-name="P30"><text:span text:style-name="T32">MULTIPLY BY SCALAR OF ANOTHER ROW </text:span><text:span text:style-name="T33">|</text:span><text:span text:style-name="T32"> Go-to for eliminating entries below the pivot, very important for Gaussian elimination</text:span><text:span text:style-name="T34"><text:line-break/></text:span><text:line-break/><text:span text:style-name="T30">Learning to use the fundamental row operations helped build my intuition for the rules and processes of </text:span><text:span text:style-name="T31">reducing matrices. </text:span><text:span text:style-name="T30">Additional matri</text:span><text:span text:style-name="T31">x</text:span><text:span text:style-name="T30"> properties, like rank, </text:span><text:span text:style-name="T31">give</text:span><text:span text:style-name="T30"> convenient insight for interpreting the final solution for a problem:</text:span><text:line-break/></text:p>
      <text:p text:style-name="P29">N<text:span text:style-name="T27">O SOLUTION </text:span><text:span text:style-name="T28">|</text:span> If the rank of the coefficient matrix (LHS) is less than the rank of the augmented matrix, the system is inconsistent</text:p>
      <text:p text:style-name="P29"/>
      <text:p text:style-name="P29">U<text:span text:style-name="T27">NIQUE SOLUTION</text:span> <text:span text:style-name="T28">|</text:span> If the rank of the coefficient matrix equals the rank of the augmented matrix, there exists one solution (set)</text:p>
      <text:p text:style-name="P29"/>
      <text:p text:style-name="P29"><text:span text:style-name="T27">INFINITELY MANY SOLUTIONS</text:span> <text:span text:style-name="T28">|</text:span> If the rank of the coefficient matrix is less than the rank of the augmented matrix, there are free variables that can take on any value</text:p>
      <text:p text:style-name="P30"/>
      <text:p text:style-name="P32">What is the advantage of Gaussian elimination over a substitution type of approach when you have systems with a large number of variables?</text:p>
      <text:p text:style-name="P28"/>
      <text:p text:style-name="P28"><text:span text:style-name="T27">T</text:span>he module <text:span text:style-name="T27">also</text:span> unpacked Homogeneous systems, where all constant terms are 0 and the trivial solution is always present. The trivial solution is a special case of the general solution, where all variables are 0s. Though trivial, it is always a valid solution. These systems often contain infinitely many solutions, giving rise to free variables of arbitrary values. Any linear combination of the basic solutions is also a solution, so adding multiples of a solution to itself will still satisfy the system (it will still read true).</text:p>
      <text:p text:style-name="P28"/>
      <text:p text:style-name="P33">Comment on the relationship between Theorem 1.2.2 and Theorem 1.3.2 (you can consider differences, when each applies etc)</text:p>
      <text:p text:style-name="P34"/>
      <text:p text:style-name="P35">Theorem 1.2.2 outlines <text:span text:style-name="T35">the role of rank in determining the number of free variables for a system, specifically in cases where a solution exists. Theorem 1.3.2 looks at how this applies to homogeneous systems. For 1.2.2, we unpack a general overview that’s applicable to any consistent system, determining the nature of the solution based on rank. When dealing with homogeneous systems, 1.3.2 states that the n – r basic solutions still applies, and that every solution is a linear combination of the n – r basic solutions. These two provide a comprehensive rule-set for system properties (homogeneous and non-homogeneous), based on r rank and n variables.</text:span></text:p>
      <text:p text:style-name="P28"/>
      <text:p text:style-name="P36"><text:span text:style-name="T22">Summarily, this module provided a comprehensive starting-point for solving linear relationships in systems with multiple unknown variables. By arranging a system into a matrix and reducing the matrix to RREF (through Gaussian elimination), system properties are clearer and more easily interpreted to determine the nature of the solution. Homogen</text:span><text:span text:style-name="T36">e</text:span><text:span text:style-name="T22">ous systems extend upon this by providing a trivial solution and, </text:span><text:span text:style-name="T37">generally, i</text:span><text:span text:style-name="T22">nfinitely many solutions, which can be expressed as linear combinations of basic solutions.</text:span></text:p>
      <text:p text:style-name="P28"/>
      <text:p text:style-name="P37"/>
      <text:h text:style-name="P38" text:outline-level="1">Reflecting on the content:<text:bookmark-end text:name="reflecting-on-the-content"/></text:h>
      <text:p text:style-name="P39"/>
      <text:p text:style-name="P40">This chapter introduces some interesting mechanisms that draw on a lot of prerequisite information to implement successfully. While matrices are easy to come to terms with as a concept, methodically manipulating them without breaking the system is a rabbit-hole. Gaussian elimination is a great recipe for performing the necessary reductions in this module, and the technique has some pretty profound implications from a data-science perspective (not just in terms of convenience, it’s computationally efficient). So far we’ve mainly worked with smaller data sets and systems involving &lt;6 variables, so moving forward, reinforcing this technique will be important if we start working with significantly larger systems. I really like how succinctly GA simplifies multi-variable systems. I look forward to drawing more bridges between analysis and homogeneous systems to come to more specific, nuanced conclusions about system behaviour and characteristic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2pt" fo:language="en" fo:country="AU" style:letter-kerning="false" style:font-name-asian="Cambria1" style:font-size-asian="12pt" style:language-asian="en" style:country-asian="AU"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AU" style:letter-kerning="false" style:font-name-asian="Cambria1" style:font-size-asian="12pt" style:language-asian="en" style:country-asian="AU"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318cm" fo:margin-bottom="0.318cm" style:contextual-spacing="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loext:linked-style-name="Caption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Text_20_body" style:default-outline-level="1" style:list-style-name="" style:class="chapter">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style:text-properties>
    </style:style>
    <style:style style:name="Heading_20_2" style:display-name="Heading 2" style:family="paragraph" style:parent-style-name="Standard" style:next-style-name="Text_20_body"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style:text-properties>
    </style:style>
    <style:style style:name="Heading_20_3" style:display-name="Heading 3" style:family="paragraph" style:parent-style-name="Standard" style:next-style-name="Text_20_body"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Text_20_body"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loext:char-complex-color loext:theme-type="accent1" loext:color-type="theme"/>
      </style:text-properties>
    </style:style>
    <style:style style:name="Heading_20_5" style:display-name="Heading 5" style:family="paragraph" style:parent-style-name="Standard" style:next-style-name="Text_20_body" style:default-outline-level="5"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loext:char-complex-color loext:theme-type="accent1" loext:color-type="theme"/>
      </style:text-properties>
    </style:style>
    <style:style style:name="Heading_20_6" style:display-name="Heading 6" style:family="paragraph" style:parent-style-name="Standard" style:next-style-name="Text_20_body" style:default-outline-level="6"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loext:char-complex-color loext:theme-type="accent1" loext:color-type="theme"/>
      </style:text-properties>
    </style:style>
    <style:style style:name="Heading_20_7" style:display-name="Heading 7" style:family="paragraph" style:parent-style-name="Standard" style:next-style-name="Text_20_body" style:default-outline-level="7"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loext:char-complex-color loext:theme-type="accent1" loext:color-type="theme"/>
      </style:text-properties>
    </style:style>
    <style:style style:name="Heading_20_8" style:display-name="Heading 8" style:family="paragraph" style:parent-style-name="Standard" style:next-style-name="Text_20_body"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loext:char-complex-color loext:theme-type="accent1" loext:color-type="theme"/>
      </style:text-properties>
    </style:style>
    <style:style style:name="Heading_20_9" style:display-name="Heading 9" style:family="paragraph" style:parent-style-name="Standard" style:next-style-name="Text_20_body" style:default-outline-level="9"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loext:char-complex-color loext:theme-type="accent1" loext:color-type="theme"/>
      </style:text-propertie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Subtitle" style:family="paragraph" style:parent-style-name="Title" style:next-style-name="Text_20_body" style:class="chapter">
      <style:paragraph-properties fo:margin-top="0.423cm" fo:margin-bottom="0.423cm" style:contextual-spacing="false"/>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847cm" fo:margin-right="0.847cm" fo:margin-top="0.176cm" fo:margin-bottom="0.176cm" style:contextual-spacing="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fo:font-weight="normal" style:font-weight-asian="normal"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List_20_Paragraph" style:display-name="List Paragraph" style:family="paragraph" style:parent-style-name="Standard">
      <style:paragraph-properties fo:margin-left="1.27cm" fo:margin-top="0cm" fo:margin-bottom="0.353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Caption_20_Char" style:display-name="Caption Char" style:family="text" style:parent-style-name="Default_20_Paragraph_20_Font" loext:linked-style-name="Caption"/>
    <style:style style:name="Verbatim_20_Char" style:display-name="Verbatim Char" style:family="text" style:parent-style-name="Caption_20_Char" loext:linked-style-name="Source_20_Code">
      <style:text-properties style:font-name="Consolas" fo:font-family="Consolas" style:font-family-generic="roman" style:font-pitch="variable" fo:font-size="11pt" style:font-size-asian="11pt"/>
    </style:style>
    <style:style style:name="Footnote_20_Symbol" style:display-name="Footnote Symbol" style:family="text" style:parent-style-name="Caption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Lesson Review: Module Summary</dc:title>
    <meta:initial-creator>Simon James</meta:initial-creator>
    <meta:editing-cycles>80</meta:editing-cycles>
    <meta:creation-date>2025-05-26T06:16:00</meta:creation-date>
    <dc:date>2025-07-13T17:45:10.147769300</dc:date>
    <dc:language>en-AU</dc:language>
    <meta:editing-duration>P1DT3H48M21S</meta:editing-duration>
    <meta:generator>LibreOffice/25.2.4.3$Windows_X86_64 LibreOffice_project/33e196637044ead23f5c3226cde09b47731f7e27</meta:generator>
    <meta:document-statistic meta:table-count="3" meta:image-count="0" meta:object-count="3" meta:page-count="9" meta:paragraph-count="170" meta:word-count="3334" meta:character-count="19960" meta:non-whitespace-character-count="16762"/>
    <meta:user-defined meta:name="AppVersion">16.0000</meta:user-defined>
    <meta:user-defined meta:name="center">False</meta:user-defined>
    <meta:user-defined meta:name="colorlinks">True</meta:user-defined>
    <meta:user-defined meta:name="controls">False</meta:user-defined>
    <meta:user-defined meta:name="css" meta:value-type="string"/>
    <meta:user-defined meta:name="fontsize" meta:value-type="string">12pt</meta:user-defined>
    <meta:user-defined meta:name="hash" meta:value-type="string">True</meta:user-defined>
    <meta:user-defined meta:name="header-includes" meta:value-type="string"/>
    <meta:user-defined meta:name="height" meta:value-type="string">900</meta:user-defined>
    <meta:user-defined meta:name="history" meta:value-type="string">True</meta:user-defined>
    <meta:user-defined meta:name="mainfont" meta:value-type="string">Source Serif Pro</meta:user-defined>
    <meta:user-defined meta:name="monofont" meta:value-type="string">Source Code Pro</meta:user-defined>
    <meta:user-defined meta:name="numbersections" meta:value-type="string">True</meta:user-defined>
    <meta:user-defined meta:name="papersize" meta:value-type="string">a4</meta:user-defined>
    <meta:user-defined meta:name="progress" meta:value-type="string">True</meta:user-defined>
    <meta:user-defined meta:name="revealjs-url" meta:value-type="string">../../reveal.js</meta:user-defined>
    <meta:user-defined meta:name="sansfont" meta:value-type="string">Source Sans Pro</meta:user-defined>
    <meta:user-defined meta:name="stem" meta:value-type="string">/content/enforced/1031705-SIT192_TRI-1_2021</meta:user-defined>
    <meta:user-defined meta:name="transition" meta:value-type="string">slide</meta:user-defined>
    <meta:user-defined meta:name="unit_id" meta:value-type="string">1031705</meta:user-defined>
    <meta:user-defined meta:name="viewport" meta:value-type="string">width=device-width, initial-scale=1, maximum-scale=1</meta:user-defined>
    <meta:user-defined meta:name="width" meta:value-type="string">1200</meta:user-defined>
    <meta:template xlink:type="simple" xlink:actuate="onRequest" xlink:title="Normal.dotm" xlink:href=""/>
  </office:meta>
</office:document-meta>
</file>

<file path=Object 1/content.xml><?xml version="1.0" encoding="utf-8"?>
<math xmlns="http://www.w3.org/1998/Math/MathML" display="block">
  <semantics>
    <mrow>
      <mn>3</mn>
      <mrow>
        <msub>
          <mi>x</mi>
          <mn>1</mn>
        </msub>
        <mo stretchy="false">+</mo>
        <mn>2</mn>
      </mrow>
      <mrow>
        <mrow>
          <msub>
            <mi>x</mi>
            <mn>2</mn>
          </msub>
          <mo stretchy="false">−</mo>
          <msub>
            <mi>x</mi>
            <mn>3</mn>
          </msub>
        </mrow>
        <mo stretchy="false">=</mo>
        <mn>3</mn>
      </mrow>
    </mrow>
    <annotation encoding="StarMath 5.0">3 {x} rsub {1} +2 {x} rsub {2} - {x} rsub {3} =3</annotation>
  </semantics>
</math>
</file>

<file path=Object 2/content.xml><?xml version="1.0" encoding="utf-8"?>
<math xmlns="http://www.w3.org/1998/Math/MathML" display="block">
  <semantics>
    <mrow>
      <mrow>
        <mrow>
          <mo stretchy="false">−</mo>
          <msub>
            <mi>x</mi>
            <mn>1</mn>
          </msub>
        </mrow>
        <mo stretchy="false">+</mo>
        <mn>4</mn>
      </mrow>
      <mrow>
        <msub>
          <mi>x</mi>
          <mn>3</mn>
        </msub>
        <mo stretchy="false">=</mo>
        <mrow>
          <mo stretchy="false">−</mo>
          <mn>6</mn>
        </mrow>
      </mrow>
    </mrow>
    <annotation encoding="StarMath 5.0">- {x} rsub {1} +4 {x} rsub {3} =-6</annotation>
  </semantics>
</math>
</file>

<file path=Object 3/content.xml><?xml version="1.0" encoding="utf-8"?>
<math xmlns="http://www.w3.org/1998/Math/MathML" display="block">
  <semantics>
    <mrow>
      <mo fence="true" form="prefix" stretchy="true">[</mo>
      <mrow>
        <mrow>
          <mtable>
            <mtr>
              <mtd>
                <mn>3</mn>
              </mtd>
              <mtd>
                <mn>2</mn>
              </mtd>
              <mtd>
                <mrow>
                  <mo stretchy="false">−</mo>
                  <mn>1</mn>
                </mrow>
              </mtd>
            </mtr>
            <mtr>
              <mtd>
                <mrow>
                  <mo stretchy="false">−</mo>
                  <mn>1</mn>
                </mrow>
              </mtd>
              <mtd>
                <mn>0</mn>
              </mtd>
              <mtd>
                <mn>4</mn>
              </mtd>
            </mtr>
          </mtable>
          <mrow>
            <mo fence="true" form="prefix" stretchy="true">|</mo>
            <mrow>
              <mrow>
                <mrow>
                  <mtable>
                    <mtr>
                      <mtd>
                        <mn>3</mn>
                      </mtd>
                    </mtr>
                    <mtr>
                      <mtd>
                        <mrow>
                          <mo stretchy="false">−</mo>
                          <mn>6</mn>
                        </mrow>
                      </mtd>
                    </mtr>
                  </mtable>
                </mrow>
                <mo fence="true" form="postfix" stretchy="true">]</mo>
              </mrow>
            </mrow>
          </mrow>
        </mrow>
      </mrow>
    </mrow>
    <annotation encoding="StarMath 5.0">left [matrix {3 # 2 # - 1 ## - 1 # 0 # 4} left lline left none matrix {3 ## - 6} right ] right none right none</annotation>
  </semantics>
</math>
</file>